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17.32mm"/>
    </style:style>
    <style:style style:name="co4" style:family="table-column">
      <style:table-column-properties fo:break-before="auto" style:column-width="22.35mm"/>
    </style:style>
    <style:style style:name="co5" style:family="table-column">
      <style:table-column-properties fo:break-before="auto" style:column-width="14.25mm"/>
    </style:style>
    <style:style style:name="co6" style:family="table-column">
      <style:table-column-properties fo:break-before="auto" style:column-width="15.93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30.82mm"/>
    </style:style>
    <style:style style:name="co10" style:family="table-column">
      <style:table-column-properties fo:break-before="auto" style:column-width="38.7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mm" fo:break-before="page" style:use-optimal-row-height="false"/>
    </style:style>
    <style:style style:name="ro8" style:family="table-row">
      <style:table-row-properties style:row-height="20.8mm" fo:break-before="auto" style:use-optimal-row-height="true"/>
    </style:style>
    <style:style style:name="ta1" style:family="table" style:master-page-name="PageStyle_5f_xCORE-200_5f_PortMap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wrap-option="wrap" fo:padding="0.71mm" style:vertical-align="middle"/>
    </style:style>
    <style:style style:name="ce3" style:family="table-cell" style:parent-style-name="Default">
      <style:table-cell-properties style:diagonal-bl-tr="none" style:diagonal-tl-br="none" fo:wrap-option="wrap" fo:border="0.51pt solid #000000" fo:padding="0.71mm" style:rotation-align="none" style:vertical-align="middle"/>
    </style:style>
    <style:style style:name="ce4" style:family="table-cell" style:parent-style-name="Default">
      <style:table-cell-properties fo:border-bottom="0.51pt solid #000000" style:diagonal-bl-tr="none" style:diagonal-tl-br="none" fo:border-left="none" fo:padding="0.71mm" fo:border-right="0.51pt solid #000000" style:rotation-align="none" fo:border-top="none" style:vertical-align="middl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90" style:rotation-align="bottom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90" style:rotation-align="bottom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90" style:rotation-align="bottom" style:shrink-to-fit="false" style:vertical-align="middle"/>
      <style:paragraph-properties fo:text-align="center" fo:margin-left="0mm" style:writing-mode="page"/>
    </style:style>
    <style:style style:name="ce8" style:family="table-cell" style:parent-style-name="Default">
      <style:table-cell-properties fo:background-color="transparent"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51pt solid #000000" style:direction="ltr" fo:padding="0.71mm" fo:border-right="none" style:rotation-angle="0" style:rotation-align="none" style:shrink-to-fit="false" fo:border-top="0.5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51pt solid #000000" style:diagonal-bl-tr="none" style:diagonal-tl-br="none" style:text-align-source="fix" style:repeat-content="false" fo:wrap-option="no-wrap" fo:border-left="0.51pt solid #000000" style:direction="ltr" fo:padding="0.71mm" fo:border-right="none" style:rotation-angle="0" style:rotation-align="none" style:shrink-to-fit="false" fo:border-top="0.51pt solid #000000" style:vertical-align="middle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</style:style>
    <style:style style:name="ce17" style:family="table-cell" style:parent-style-name="Default">
      <style:table-cell-properties style:diagonal-bl-tr="none" style:diagonal-tl-br="none" fo:border="none" fo:padding="0.71mm" style:rotation-align="non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5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5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51pt solid #000000" style:vertical-align="middle"/>
      <style:paragraph-properties fo:text-align="center" fo:margin-left="0mm" style:writing-mode="page"/>
    </style:style>
    <style:style style:name="ce21" style:family="table-cell" style:parent-style-name="Default">
      <style:table-cell-properties fo:background-color="#ffcc00" style:diagonal-bl-tr="none" style:diagonal-tl-br="none" fo:border="none" fo:padding="0.71mm" style:rotation-align="none"/>
    </style:style>
    <style:style style:name="ce22" style:family="table-cell" style:parent-style-name="Default">
      <style:table-cell-properties fo:background-color="#0066cc" style:diagonal-bl-tr="none" style:diagonal-tl-br="none" fo:border="none" fo:padding="0.71mm" style:rotation-align="none"/>
    </style:style>
    <style:style style:name="ce23" style:family="table-cell" style:parent-style-name="Default">
      <style:table-cell-properties fo:background-color="#1fb714" style:diagonal-bl-tr="none" style:diagonal-tl-br="none" fo:border="none" fo:padding="0.71mm" style:rotation-align="none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5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51pt solid #000000" style:vertical-align="middle"/>
      <style:paragraph-properties fo:text-align="center" fo:margin-left="0mm" style:writing-mode="page"/>
    </style:style>
    <style:style style:name="ce60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51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5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5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9]))=0)" style:apply-style-name="Excel_5f_CondFormat_5f_1_5f_5_5f_1" style:base-cell-address="'xCORE-200_PortMap'.O9"/>
    </style:style>
    <style:style style:name="ce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65]))=0)" style:apply-style-name="Excel_5f_CondFormat_5f_1_5f_5_5f_1" style:base-cell-address="'xCORE-200_PortMap'.O65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66]))=0)" style:apply-style-name="Excel_5f_CondFormat_5f_1_5f_5_5f_1" style:base-cell-address="'xCORE-200_PortMap'.O66"/>
    </style:style>
    <style:style style:name="ce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76]))=0)" style:apply-style-name="Excel_5f_CondFormat_5f_1_5f_5_5f_1" style:base-cell-address="'xCORE-200_PortMap'.O76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77]))=0)" style:apply-style-name="Excel_5f_CondFormat_5f_1_5f_5_5f_1" style:base-cell-address="'xCORE-200_PortMap'.O77"/>
    </style:style>
    <style:style style:name="ce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78]))=0)" style:apply-style-name="Excel_5f_CondFormat_5f_1_5f_5_5f_1" style:base-cell-address="'xCORE-200_PortMap'.O78"/>
    </style:style>
    <style:style style:name="ce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87]))=0)" style:apply-style-name="Excel_5f_CondFormat_5f_1_5f_5_5f_1" style:base-cell-address="'xCORE-200_PortMap'.O87"/>
    </style:style>
    <style:style style:name="ce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9]))=0)" style:apply-style-name="Excel_5f_CondFormat_5f_1_5f_5_5f_1" style:base-cell-address="'xCORE-200_PortMap'.O9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9]))=0)" style:apply-style-name="Excel_5f_CondFormat_5f_1_5f_5_5f_1" style:base-cell-address="'xCORE-200_PortMap'.O9"/>
    </style:style>
    <style:style style:name="ce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9]))=0)" style:apply-style-name="Excel_5f_CondFormat_5f_1_5f_5_5f_1" style:base-cell-address="'xCORE-200_PortMap'.P9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10]))=0)" style:apply-style-name="Excel_5f_CondFormat_5f_1_5f_5_5f_1" style:base-cell-address="'xCORE-200_PortMap'.P10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O9]))=0)" style:apply-style-name="Excel_5f_CondFormat_5f_1_5f_5_5f_1" style:base-cell-address="'xCORE-200_PortMap'.O9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12]))=0)" style:apply-style-name="Excel_5f_CondFormat_5f_1_5f_5_5f_1" style:base-cell-address="'xCORE-200_PortMap'.P12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13]))=0)" style:apply-style-name="Excel_5f_CondFormat_5f_1_5f_5_5f_1" style:base-cell-address="'xCORE-200_PortMap'.P13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14]))=0)" style:apply-style-name="Excel_5f_CondFormat_5f_1_5f_5_5f_1" style:base-cell-address="'xCORE-200_PortMap'.P14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15]))=0)" style:apply-style-name="Excel_5f_CondFormat_5f_1_5f_5_5f_1" style:base-cell-address="'xCORE-200_PortMap'.P15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16]))=0)" style:apply-style-name="Excel_5f_CondFormat_5f_1_5f_5_5f_1" style:base-cell-address="'xCORE-200_PortMap'.P16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17]))=0)" style:apply-style-name="Excel_5f_CondFormat_5f_1_5f_5_5f_1" style:base-cell-address="'xCORE-200_PortMap'.P17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18]))=0)" style:apply-style-name="Excel_5f_CondFormat_5f_1_5f_5_5f_1" style:base-cell-address="'xCORE-200_PortMap'.P18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19]))=0)" style:apply-style-name="Excel_5f_CondFormat_5f_1_5f_5_5f_1" style:base-cell-address="'xCORE-200_PortMap'.P19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22]))=0)" style:apply-style-name="Excel_5f_CondFormat_5f_1_5f_5_5f_1" style:base-cell-address="'xCORE-200_PortMap'.P22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23]))=0)" style:apply-style-name="Excel_5f_CondFormat_5f_1_5f_5_5f_1" style:base-cell-address="'xCORE-200_PortMap'.P23"/>
    </style:style>
    <style:style style:name="ce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24]))=0)" style:apply-style-name="Excel_5f_CondFormat_5f_1_5f_5_5f_1" style:base-cell-address="'xCORE-200_PortMap'.P24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25]))=0)" style:apply-style-name="Excel_5f_CondFormat_5f_1_5f_5_5f_1" style:base-cell-address="'xCORE-200_PortMap'.P25"/>
    </style:style>
    <style:style style:name="ce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26]))=0)" style:apply-style-name="Excel_5f_CondFormat_5f_1_5f_5_5f_1" style:base-cell-address="'xCORE-200_PortMap'.P26"/>
    </style:style>
    <style:style style:name="ce1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27]))=0)" style:apply-style-name="Excel_5f_CondFormat_5f_1_5f_5_5f_1" style:base-cell-address="'xCORE-200_PortMap'.P27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28]))=0)" style:apply-style-name="Excel_5f_CondFormat_5f_1_5f_5_5f_1" style:base-cell-address="'xCORE-200_PortMap'.P28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29]))=0)" style:apply-style-name="Excel_5f_CondFormat_5f_1_5f_5_5f_1" style:base-cell-address="'xCORE-200_PortMap'.P29"/>
    </style:style>
    <style:style style:name="ce1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30]))=0)" style:apply-style-name="Excel_5f_CondFormat_5f_1_5f_5_5f_1" style:base-cell-address="'xCORE-200_PortMap'.P30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31]))=0)" style:apply-style-name="Excel_5f_CondFormat_5f_1_5f_5_5f_1" style:base-cell-address="'xCORE-200_PortMap'.P31"/>
    </style:style>
    <style:style style:name="ce1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32]))=0)" style:apply-style-name="Excel_5f_CondFormat_5f_1_5f_5_5f_1" style:base-cell-address="'xCORE-200_PortMap'.P32"/>
    </style:style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33]))=0)" style:apply-style-name="Excel_5f_CondFormat_5f_1_5f_5_5f_1" style:base-cell-address="'xCORE-200_PortMap'.P33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34]))=0)" style:apply-style-name="Excel_5f_CondFormat_5f_1_5f_5_5f_1" style:base-cell-address="'xCORE-200_PortMap'.P34"/>
    </style:style>
    <style:style style:name="ce1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43]))=0)" style:apply-style-name="Excel_5f_CondFormat_5f_1_5f_5_5f_1" style:base-cell-address="'xCORE-200_PortMap'.P43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45]))=0)" style:apply-style-name="Excel_5f_CondFormat_5f_1_5f_5_5f_1" style:base-cell-address="'xCORE-200_PortMap'.P45"/>
    </style:style>
    <style:style style:name="ce1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46]))=0)" style:apply-style-name="Excel_5f_CondFormat_5f_1_5f_5_5f_1" style:base-cell-address="'xCORE-200_PortMap'.P46"/>
    </style:style>
    <style:style style:name="ce1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50]))=0)" style:apply-style-name="Excel_5f_CondFormat_5f_1_5f_5_5f_1" style:base-cell-address="'xCORE-200_PortMap'.P50"/>
    </style:style>
    <style:style style:name="ce1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51]))=0)" style:apply-style-name="Excel_5f_CondFormat_5f_1_5f_5_5f_1" style:base-cell-address="'xCORE-200_PortMap'.P51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52]))=0)" style:apply-style-name="Excel_5f_CondFormat_5f_1_5f_5_5f_1" style:base-cell-address="'xCORE-200_PortMap'.P52"/>
    </style:style>
    <style:style style:name="ce1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53]))=0)" style:apply-style-name="Excel_5f_CondFormat_5f_1_5f_5_5f_1" style:base-cell-address="'xCORE-200_PortMap'.P53"/>
    </style:style>
    <style:style style:name="ce1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54]))=0)" style:apply-style-name="Excel_5f_CondFormat_5f_1_5f_5_5f_1" style:base-cell-address="'xCORE-200_PortMap'.P54"/>
    </style:style>
    <style:style style:name="ce1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56]))=0)" style:apply-style-name="Excel_5f_CondFormat_5f_1_5f_5_5f_1" style:base-cell-address="'xCORE-200_PortMap'.P56"/>
    </style:style>
    <style:style style:name="ce1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57]))=0)" style:apply-style-name="Excel_5f_CondFormat_5f_1_5f_5_5f_1" style:base-cell-address="'xCORE-200_PortMap'.P57"/>
    </style:style>
    <style:style style:name="ce1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58]))=0)" style:apply-style-name="Excel_5f_CondFormat_5f_1_5f_5_5f_1" style:base-cell-address="'xCORE-200_PortMap'.P58"/>
    </style:style>
    <style:style style:name="ce1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59]))=0)" style:apply-style-name="Excel_5f_CondFormat_5f_1_5f_5_5f_1" style:base-cell-address="'xCORE-200_PortMap'.P59"/>
    </style:style>
    <style:style style:name="ce1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60]))=0)" style:apply-style-name="Excel_5f_CondFormat_5f_1_5f_5_5f_1" style:base-cell-address="'xCORE-200_PortMap'.P60"/>
    </style:style>
    <style:style style:name="ce1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61]))=0)" style:apply-style-name="Excel_5f_CondFormat_5f_1_5f_5_5f_1" style:base-cell-address="'xCORE-200_PortMap'.P61"/>
    </style:style>
    <style:style style:name="ce1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62]))=0)" style:apply-style-name="Excel_5f_CondFormat_5f_1_5f_5_5f_1" style:base-cell-address="'xCORE-200_PortMap'.P62"/>
    </style:style>
    <style:style style:name="ce1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67]))=0)" style:apply-style-name="Excel_5f_CondFormat_5f_1_5f_5_5f_1" style:base-cell-address="'xCORE-200_PortMap'.P67"/>
    </style:style>
    <style:style style:name="ce1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68]))=0)" style:apply-style-name="Excel_5f_CondFormat_5f_1_5f_5_5f_1" style:base-cell-address="'xCORE-200_PortMap'.P68"/>
    </style:style>
    <style:style style:name="ce1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69]))=0)" style:apply-style-name="Excel_5f_CondFormat_5f_1_5f_5_5f_1" style:base-cell-address="'xCORE-200_PortMap'.P69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70]))=0)" style:apply-style-name="Excel_5f_CondFormat_5f_1_5f_5_5f_1" style:base-cell-address="'xCORE-200_PortMap'.P70"/>
    </style:style>
    <style:style style:name="ce1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71]))=0)" style:apply-style-name="Excel_5f_CondFormat_5f_1_5f_5_5f_1" style:base-cell-address="'xCORE-200_PortMap'.P71"/>
    </style:style>
    <style:style style:name="ce1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72]))=0)" style:apply-style-name="Excel_5f_CondFormat_5f_1_5f_5_5f_1" style:base-cell-address="'xCORE-200_PortMap'.P72"/>
    </style:style>
    <style:style style:name="ce1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73]))=0)" style:apply-style-name="Excel_5f_CondFormat_5f_1_5f_5_5f_1" style:base-cell-address="'xCORE-200_PortMap'.P73"/>
    </style:style>
    <style:style style:name="ce1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74]))=0)" style:apply-style-name="Excel_5f_CondFormat_5f_1_5f_5_5f_1" style:base-cell-address="'xCORE-200_PortMap'.P74"/>
    </style:style>
    <style:style style:name="ce1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84]))=0)" style:apply-style-name="Excel_5f_CondFormat_5f_1_5f_5_5f_1" style:base-cell-address="'xCORE-200_PortMap'.P84"/>
    </style:style>
    <style:style style:name="ce1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85]))=0)" style:apply-style-name="Excel_5f_CondFormat_5f_1_5f_5_5f_1" style:base-cell-address="'xCORE-200_PortMap'.P85"/>
    </style:style>
    <style:style style:name="ce1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86]))=0)" style:apply-style-name="Excel_5f_CondFormat_5f_1_5f_5_5f_1" style:base-cell-address="'xCORE-200_PortMap'.P86"/>
    </style:style>
    <style:style style:name="ce1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P89]))=0)" style:apply-style-name="Excel_5f_CondFormat_5f_1_5f_5_5f_1" style:base-cell-address="'xCORE-200_PortMap'.P89"/>
    </style:style>
    <style:style style:name="ce152" style:family="table-cell" style:parent-style-name="Default" style:data-style-name="N100">
      <style:table-cell-properties style:glyph-orientation-vertical="0" fo:background-color="#fff2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9]))=0)" style:apply-style-name="Excel_5f_CondFormat_5f_1_5f_5_5f_1" style:base-cell-address="'xCORE-200_PortMap'.O9"/>
    </style:style>
    <style:style style:name="ce153" style:family="table-cell" style:parent-style-name="Default" style:data-style-name="N100">
      <style:table-cell-properties style:glyph-orientation-vertical="0" fo:background-color="#ff99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9]))=0)" style:apply-style-name="Excel_5f_CondFormat_5f_1_5f_5_5f_1" style:base-cell-address="'xCORE-200_PortMap'.O9"/>
    </style:style>
    <style:style style:name="ce154" style:family="table-cell" style:parent-style-name="Default" style:data-style-name="N100">
      <style:table-cell-properties style:glyph-orientation-vertical="0" fo:background-color="#cc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9]))=0)" style:apply-style-name="Excel_5f_CondFormat_5f_1_5f_5_5f_1" style:base-cell-address="'xCORE-200_PortMap'.O9"/>
    </style:style>
    <style:style style:name="ce155" style:family="table-cell" style:parent-style-name="Default" style:data-style-name="N100">
      <style:table-cell-properties style:glyph-orientation-vertical="0" fo:background-color="#ff99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O9]))=0)" style:apply-style-name="Excel_5f_CondFormat_5f_1_5f_5_5f_1" style:base-cell-address="'xCORE-200_PortMap'.O9"/>
    </style:style>
    <style:style style:name="ce102" style:family="table-cell" style:parent-style-name="Default">
      <style:table-cell-properties fo:background-color="#fff200" style:text-align-source="fix" style:repeat-content="false" fo:padding="0.71mm"/>
      <style:paragraph-properties fo:text-align="center" fo:margin-left="0mm"/>
    </style:style>
    <style:style style:name="ce103" style:family="table-cell" style:parent-style-name="Default">
      <style:table-cell-properties fo:background-color="#9999ff" style:text-align-source="fix" style:repeat-content="false" fo:padding="0.71mm"/>
      <style:paragraph-properties fo:text-align="center" fo:margin-left="0mm"/>
    </style:style>
    <style:style style:name="ce104" style:family="table-cell" style:parent-style-name="Default">
      <style:table-cell-properties fo:background-color="#ff99ff" style:text-align-source="fix" style:repeat-content="false" fo:padding="0.71mm"/>
      <style:paragraph-properties fo:text-align="center" fo:margin-left="0mm"/>
    </style:style>
    <style:style style:name="ce105" style:family="table-cell" style:parent-style-name="Default">
      <style:table-cell-properties fo:background-color="#ccff66" style:text-align-source="fix" style:repeat-content="false" fo:padding="0.71mm"/>
      <style:paragraph-properties fo:text-align="center" fo:margin-left="0mm"/>
    </style:style>
    <style:style style:name="ce106" style:family="table-cell" style:parent-style-name="Default">
      <style:table-cell-properties fo:background-color="#99ffff" style:text-align-source="fix" style:repeat-content="false" fo:padding="0.71mm"/>
      <style:paragraph-properties fo:text-align="center" fo:margin-left="0mm"/>
    </style:style>
    <style:style style:name="ce107" style:family="table-cell" style:parent-style-name="Default">
      <style:table-cell-properties style:glyph-orientation-vertical="0" fo:border-bottom="none" fo:background-color="#666666" style:diagonal-bl-tr="none" style:diagonal-tl-br="none" style:text-align-source="fix" style:repeat-content="false" fo:wrap-option="wrap" fo:border-left="none" style:direction="ltr" fo:padding="0.71mm" fo:border-right="0.51pt solid #000000" style:rotation-angle="0" style:rotation-align="none" style:shrink-to-fit="false" fo:border-top="0.51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51pt solid #000000" style:diagonal-bl-tr="none" style:diagonal-tl-br="none" style:text-align-source="fix" style:repeat-content="false" fo:wrap-option="no-wrap" fo:border-left="none" style:direction="ltr" fo:padding="0.71mm" fo:border-right="0.51pt solid #000000" style:rotation-angle="0" style:rotation-align="none" style:shrink-to-fit="false" fo:border-top="0.51pt solid #000000" style:vertical-align="middle"/>
      <style:paragraph-properties fo:text-align="center" fo:margin-left="0mm" style:writing-mode="page"/>
    </style:style>
    <style:style style:name="ce109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text-overline-style="solid" style:text-overline-width="auto" style:text-overline-color="font-color"/>
    </style:style>
    <style:style style:name="ce110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1" style:family="table-cell" style:parent-style-name="Default">
      <style:table-cell-properties style:glyph-orientation-vertical="0" fo:background-color="#9999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66" style:family="table-cell" style:parent-style-name="Default">
      <style:table-cell-properties style:glyph-orientation-vertical="0" fo:background-color="#9999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text-overline-style="solid" style:text-overline-width="auto" style:text-overline-color="font-color"/>
    </style:style>
    <style:style style:name="ce112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3" style:family="table-cell" style:parent-style-name="Default" style:data-style-name="N100">
      <style:table-cell-properties style:glyph-orientation-vertical="0" fo:background-color="#ff99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ackground-color="#ff99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Q55]))=0)" style:apply-style-name="Excel_5f_CondFormat_5f_1_5f_5_5f_1" style:base-cell-address="'xCORE-200_PortMap'.Q54"/>
    </style:style>
    <style:style style:name="ce115" style:family="table-cell" style:parent-style-name="Default">
      <style:table-cell-properties style:glyph-orientation-vertical="0" fo:background-color="#ccff66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6" style:family="table-cell" style:parent-style-name="Default">
      <style:table-cell-properties style:glyph-orientation-vertical="0" fo:background-color="#ff99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xCORE-200_PortMap" table:style-name="ta1" table:print-ranges="'xCORE-200_PortMap'.B1:'xCORE-200_PortMap'.Q12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ce8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3" table:default-cell-style-name="ce33"/>
        <table:table-column table:style-name="co7" table:default-cell-style-name="ce6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208" table:default-cell-style-name="ce1"/>
        <table:table-column table:style-name="co4" table:number-columns-repeated="799" table:default-cell-style-name="Default"/>
        <table:table-header-rows>
          <table:table-row table:style-name="ro1">
            <table:table-cell/>
            <table:table-cell table:style-name="Default"/>
            <table:table-cell table:number-columns-repeated="14"/>
            <table:table-cell table:style-name="ce102" office:value-type="string" calcext:value-type="string">
              <text:p>SDRAM</text:p>
            </table:table-cell>
            <table:table-cell table:style-name="Default"/>
            <table:table-cell table:number-columns-repeated="1006"/>
          </table:table-row>
          <table:table-row table:style-name="ro2">
            <table:table-cell/>
            <table:table-cell table:style-name="Default"/>
            <table:table-cell table:style-name="ce8"/>
            <table:table-cell table:style-name="ce16" office:value-type="string" calcext:value-type="string">
              <text:p>Key:</text:p>
            </table:table-cell>
            <table:table-cell table:style-name="ce21"/>
            <table:table-cell table:style-name="ce25" office:value-type="string" calcext:value-type="string">
              <text:p>Port unavailable if USB enabled on that tile</text:p>
            </table:table-cell>
            <table:table-cell table:style-name="ce57" table:number-columns-repeated="3"/>
            <table:table-cell table:style-name="ce61"/>
            <table:table-cell table:style-name="ce1"/>
            <table:table-cell table:style-name="Default" table:number-columns-repeated="5"/>
            <table:table-cell table:style-name="ce103" office:value-type="string" calcext:value-type="string">
              <text:p>LCD</text:p>
            </table:table-cell>
            <table:table-cell table:style-name="Default"/>
            <table:table-cell table:number-columns-repeated="1006"/>
          </table:table-row>
          <table:table-row table:style-name="ro2">
            <table:table-cell table:number-columns-repeated="2"/>
            <table:table-cell table:style-name="ce8"/>
            <table:table-cell table:style-name="ce17"/>
            <table:table-cell table:style-name="ce22"/>
            <table:table-cell office:value-type="string" calcext:value-type="string">
              <text:p>Port unavailable if RGMII enabled</text:p>
            </table:table-cell>
            <table:table-cell table:style-name="ce27" table:number-columns-repeated="3"/>
            <table:table-cell table:style-name="ce61"/>
            <table:table-cell table:style-name="ce1"/>
            <table:table-cell table:style-name="Default" table:number-columns-repeated="5"/>
            <table:table-cell table:style-name="ce104" office:value-type="string" calcext:value-type="string">
              <text:p>Ethernet</text:p>
            </table:table-cell>
            <table:table-cell table:style-name="Default"/>
            <table:table-cell table:number-columns-repeated="1006"/>
          </table:table-row>
          <table:table-row table:style-name="ro2">
            <table:table-cell table:number-columns-repeated="2"/>
            <table:table-cell table:style-name="ce8"/>
            <table:table-cell table:style-name="ce17"/>
            <table:table-cell table:style-name="ce23"/>
            <table:table-cell table:style-name="ce57" office:value-type="string" calcext:value-type="string">
              <text:p>Port unavailable if RGMII or USB enabled on tile 1 / tile 3 (as appropriate)</text:p>
            </table:table-cell>
            <table:table-cell table:style-name="ce57" table:number-columns-repeated="3"/>
            <table:table-cell table:style-name="ce61"/>
            <table:table-cell table:style-name="ce1"/>
            <table:table-cell table:style-name="Default" table:number-columns-repeated="5"/>
            <table:table-cell table:style-name="ce105" office:value-type="string" calcext:value-type="string">
              <text:p>USB</text:p>
            </table:table-cell>
            <table:table-cell table:style-name="Default"/>
            <table:table-cell table:number-columns-repeated="1006"/>
          </table:table-row>
          <table:table-row table:style-name="ro2">
            <table:table-cell table:number-columns-repeated="2"/>
            <table:table-cell table:style-name="ce8"/>
            <table:table-cell table:style-name="ce18" office:value-type="string" calcext:value-type="string">
              <text:p>Note:</text:p>
            </table:table-cell>
            <table:table-cell table:style-name="ce24" office:value-type="string" calcext:value-type="string" table:number-columns-spanned="12" table:number-rows-spanned="1">
              <text:p>I/O rail supply column only applies in packages where VDDIO is spplit into L and R. Please refer to the product datasheet.</text:p>
            </table:table-cell>
            <table:covered-table-cell table:number-columns-repeated="4" table:style-name="ce57"/>
            <table:covered-table-cell table:style-name="ce61"/>
            <table:covered-table-cell table:style-name="ce1"/>
            <table:covered-table-cell table:number-columns-repeated="5" table:style-name="Default"/>
            <table:table-cell table:style-name="ce106" office:value-type="string" calcext:value-type="string">
              <text:p>System</text:p>
            </table:table-cell>
            <table:table-cell table:style-name="Default"/>
            <table:table-cell table:number-columns-repeated="1006"/>
          </table:table-row>
          <table:table-row table:style-name="ro2">
            <table:table-cell table:number-columns-repeated="1024"/>
          </table:table-row>
          <table:table-row table:style-name="ro3">
            <table:table-cell table:style-name="ce2"/>
            <table:table-cell table:style-name="ce3" table:number-columns-spanned="1" table:number-rows-spanned="2"/>
            <table:table-cell table:style-name="ce9" office:value-type="string" calcext:value-type="string" table:number-columns-spanned="5" table:number-rows-spanned="1">
              <text:p>Port</text:p>
            </table:table-cell>
            <table:covered-table-cell table:number-columns-repeated="4" table:style-name="ce19"/>
            <table:table-cell table:style-name="ce28"/>
            <table:table-cell table:style-name="ce60" office:value-type="string" calcext:value-type="string" table:number-columns-spanned="2" table:number-rows-spanned="1">
              <text:p>Reserved Pins</text:p>
            </table:table-cell>
            <table:covered-table-cell table:style-name="ce60"/>
            <table:table-cell table:style-name="ce60" office:value-type="string" calcext:value-type="string" table:number-columns-spanned="3" table:number-rows-spanned="1">
              <text:p>Features</text:p>
            </table:table-cell>
            <table:covered-table-cell table:number-columns-repeated="2" table:style-name="ce60"/>
            <table:table-cell table:style-name="ce60" office:value-type="string" calcext:value-type="string">
              <text:p>Pin name</text:p>
            </table:table-cell>
            <table:table-cell table:style-name="ce60" office:value-type="string" calcext:value-type="string">
              <text:p>XE2xx package pin</text:p>
            </table:table-cell>
            <table:table-cell table:style-name="ce60" office:value-type="string" calcext:value-type="string">
              <text:p>I/O direction</text:p>
            </table:table-cell>
            <table:table-cell table:style-name="ce107" office:value-type="string" calcext:value-type="string">
              <text:p>EEZ eval. board function</text:p>
            </table:table-cell>
            <table:table-cell table:style-name="ce2" table:number-columns-repeated="208"/>
            <table:table-cell table:style-name="ce117" table:number-columns-repeated="781"/>
            <table:table-cell table:number-columns-repeated="18"/>
          </table:table-row>
          <table:table-row table:style-name="ro2">
            <table:table-cell/>
            <table:covered-table-cell table:style-name="ce4"/>
            <table:table-cell table:style-name="ce10" office:value-type="string" calcext:value-type="string">
              <text:p>1b</text:p>
            </table:table-cell>
            <table:table-cell table:style-name="ce20" office:value-type="string" calcext:value-type="string">
              <text:p>4b</text:p>
            </table:table-cell>
            <table:table-cell table:style-name="ce20" office:value-type="string" calcext:value-type="string">
              <text:p>8b</text:p>
            </table:table-cell>
            <table:table-cell table:style-name="ce20" office:value-type="string" calcext:value-type="string">
              <text:p>16b</text:p>
            </table:table-cell>
            <table:table-cell table:style-name="ce20" office:value-type="string" calcext:value-type="string">
              <text:p>32b</text:p>
            </table:table-cell>
            <table:table-cell table:style-name="ce20" office:value-type="string" calcext:value-type="string">
              <text:p>Link</text:p>
            </table:table-cell>
            <table:table-cell table:style-name="ce20" office:value-type="string" calcext:value-type="string">
              <text:p>QSPI</text:p>
            </table:table-cell>
            <table:table-cell table:style-name="ce20" office:value-type="string" calcext:value-type="string">
              <text:p>RGMII</text:p>
            </table:table-cell>
            <table:table-cell table:style-name="ce34" office:value-type="string" calcext:value-type="string">
              <text:p>I/O rail</text:p>
            </table:table-cell>
            <table:table-cell table:style-name="ce34" office:value-type="string" calcext:value-type="string">
              <text:p>BANK</text:p>
            </table:table-cell>
            <table:table-cell table:style-name="ce34" office:value-type="string" calcext:value-type="string">
              <text:p>Drive mA</text:p>
            </table:table-cell>
            <table:table-cell table:style-name="ce20"/>
            <table:table-cell table:style-name="ce20" office:value-type="string" calcext:value-type="string">
              <text:p>TQ128</text:p>
            </table:table-cell>
            <table:table-cell table:style-name="ce20"/>
            <table:table-cell table:style-name="ce108"/>
            <table:table-cell table:number-columns-repeated="1007"/>
          </table:table-row>
        </table:table-header-rows>
        <table:table-row table:style-name="ro4">
          <table:table-cell/>
          <table:table-cell table:style-name="ce29" office:value-type="string" calcext:value-type="string" table:number-columns-spanned="1" table:number-rows-spanned="44">
            <text:p>Tile 0</text:p>
          </table:table-cell>
          <table:table-cell table:style-name="ce11" office:value-type="string" calcext:value-type="string">
            <text:p>P1A0</text:p>
          </table:table-cell>
          <table:table-cell table:style-name="ce11" table:number-columns-repeated="4"/>
          <table:table-cell table:style-name="ce13" table:number-columns-repeated="2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00</text:p>
          </table:table-cell>
          <table:table-cell table:style-name="ce73" office:value-type="float" office:value="30" calcext:value-type="float">
            <text:p>30</text:p>
          </table:table-cell>
          <table:table-cell table:style-name="ce82" office:value-type="string" calcext:value-type="string">
            <text:p>Out</text:p>
          </table:table-cell>
          <table:table-cell table:style-name="ce109" office:value-type="string" calcext:value-type="string">
            <text:p>SD_RAS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office:value-type="string" calcext:value-type="string">
            <text:p>P1B0</text:p>
          </table:table-cell>
          <table:table-cell table:style-name="ce11" table:number-columns-repeated="4"/>
          <table:table-cell table:style-name="ce11" office:value-type="string" calcext:value-type="string">
            <text:p>xlink3_tx2</text:p>
          </table:table-cell>
          <table:table-cell table:style-name="ce13" office:value-type="string" calcext:value-type="string">
            <text:p>SS</text:p>
          </table:table-cell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01</text:p>
          </table:table-cell>
          <table:table-cell table:style-name="ce73" office:value-type="float" office:value="27" calcext:value-type="float">
            <text:p>27</text:p>
          </table:table-cell>
          <table:table-cell table:style-name="ce83" office:value-type="string" calcext:value-type="string">
            <text:p>Out</text:p>
          </table:table-cell>
          <table:table-cell table:style-name="ce109" office:value-type="string" calcext:value-type="string">
            <text:p>SD_CAS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A0</text:p>
          </table:table-cell>
          <table:table-cell table:style-name="ce12" office:value-type="string" calcext:value-type="string">
            <text:p>P8A0</text:p>
          </table:table-cell>
          <table:table-cell table:style-name="ce12" office:value-type="string" calcext:value-type="string">
            <text:p>P16A0</text:p>
          </table:table-cell>
          <table:table-cell table:style-name="ce12" office:value-type="string" calcext:value-type="string">
            <text:p>P32A20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02</text:p>
          </table:table-cell>
          <table:table-cell table:style-name="ce73" office:value-type="float" office:value="37" calcext:value-type="float">
            <text:p>37</text:p>
          </table:table-cell>
          <table:table-cell table:style-name="ce84" office:value-type="string" calcext:value-type="string">
            <text:p>In/out</text:p>
          </table:table-cell>
          <table:table-cell table:style-name="ce110" office:value-type="string" calcext:value-type="string">
            <text:p>SD_ADQ0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A1</text:p>
          </table:table-cell>
          <table:table-cell table:style-name="ce12" office:value-type="string" calcext:value-type="string">
            <text:p>P8A1</text:p>
          </table:table-cell>
          <table:table-cell table:style-name="ce12" office:value-type="string" calcext:value-type="string">
            <text:p>P16A1</text:p>
          </table:table-cell>
          <table:table-cell table:style-name="ce12" office:value-type="string" calcext:value-type="string">
            <text:p>P32A21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03</text:p>
          </table:table-cell>
          <table:table-cell table:style-name="ce73" office:value-type="float" office:value="38" calcext:value-type="float">
            <text:p>38</text:p>
          </table:table-cell>
          <table:table-cell table:style-name="ce85" office:value-type="string" calcext:value-type="string">
            <text:p>In/out</text:p>
          </table:table-cell>
          <table:table-cell table:style-name="ce110" office:value-type="string" calcext:value-type="string">
            <text:p>SD_ADQ1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B0</text:p>
          </table:table-cell>
          <table:table-cell table:style-name="ce12" office:value-type="string" calcext:value-type="string">
            <text:p>P8A2</text:p>
          </table:table-cell>
          <table:table-cell table:style-name="ce12" office:value-type="string" calcext:value-type="string">
            <text:p>P16A2</text:p>
          </table:table-cell>
          <table:table-cell table:style-name="ce12" office:value-type="string" calcext:value-type="string">
            <text:p>P32A22</text:p>
          </table:table-cell>
          <table:table-cell table:style-name="ce13"/>
          <table:table-cell table:style-name="ce13" office:value-type="string" calcext:value-type="string">
            <text:p>IO0</text:p>
          </table:table-cell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04</text:p>
          </table:table-cell>
          <table:table-cell table:style-name="ce73" office:value-type="float" office:value="31" calcext:value-type="float">
            <text:p>31</text:p>
          </table:table-cell>
          <table:table-cell table:style-name="ce86" office:value-type="string" calcext:value-type="string">
            <text:p>In/out</text:p>
          </table:table-cell>
          <table:table-cell table:style-name="ce110" office:value-type="string" calcext:value-type="string">
            <text:p>SD_ADQ2</text:p>
          </table:table-cell>
          <table:table-cell table:number-columns-repeated="1007"/>
        </table:table-row>
        <table:table-row table:style-name="ro5">
          <table:table-cell/>
          <table:covered-table-cell table:style-name="ce29"/>
          <table:table-cell table:style-name="ce11"/>
          <table:table-cell table:style-name="ce11" office:value-type="string" calcext:value-type="string">
            <text:p>P4B1</text:p>
          </table:table-cell>
          <table:table-cell table:style-name="ce12" office:value-type="string" calcext:value-type="string">
            <text:p>P8A3</text:p>
          </table:table-cell>
          <table:table-cell table:style-name="ce12" office:value-type="string" calcext:value-type="string">
            <text:p>P16A3</text:p>
          </table:table-cell>
          <table:table-cell table:style-name="ce12" office:value-type="string" calcext:value-type="string">
            <text:p>P32A23</text:p>
          </table:table-cell>
          <table:table-cell table:style-name="ce13"/>
          <table:table-cell table:style-name="ce13" office:value-type="string" calcext:value-type="string">
            <text:p>IO1</text:p>
          </table:table-cell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05</text:p>
          </table:table-cell>
          <table:table-cell table:style-name="ce73" office:value-type="float" office:value="33" calcext:value-type="float">
            <text:p>33</text:p>
          </table:table-cell>
          <table:table-cell table:style-name="ce87" office:value-type="string" calcext:value-type="string">
            <text:p>In/out</text:p>
          </table:table-cell>
          <table:table-cell table:style-name="ce110" office:value-type="string" calcext:value-type="string">
            <text:p>SD_ADQ3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B2</text:p>
          </table:table-cell>
          <table:table-cell table:style-name="ce12" office:value-type="string" calcext:value-type="string">
            <text:p>P8A4</text:p>
          </table:table-cell>
          <table:table-cell table:style-name="ce12" office:value-type="string" calcext:value-type="string">
            <text:p>P16A4</text:p>
          </table:table-cell>
          <table:table-cell table:style-name="ce12" office:value-type="string" calcext:value-type="string">
            <text:p>P32A24</text:p>
          </table:table-cell>
          <table:table-cell table:style-name="ce13"/>
          <table:table-cell table:style-name="ce13" office:value-type="string" calcext:value-type="string">
            <text:p>IO2</text:p>
          </table:table-cell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06</text:p>
          </table:table-cell>
          <table:table-cell table:style-name="ce73" office:value-type="float" office:value="34" calcext:value-type="float">
            <text:p>34</text:p>
          </table:table-cell>
          <table:table-cell table:style-name="ce88" office:value-type="string" calcext:value-type="string">
            <text:p>In/out</text:p>
          </table:table-cell>
          <table:table-cell table:style-name="ce110" office:value-type="string" calcext:value-type="string">
            <text:p>SD_ADQ4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B3</text:p>
          </table:table-cell>
          <table:table-cell table:style-name="ce12" office:value-type="string" calcext:value-type="string">
            <text:p>P8A5</text:p>
          </table:table-cell>
          <table:table-cell table:style-name="ce12" office:value-type="string" calcext:value-type="string">
            <text:p>P16A5</text:p>
          </table:table-cell>
          <table:table-cell table:style-name="ce12" office:value-type="string" calcext:value-type="string">
            <text:p>P32A25</text:p>
          </table:table-cell>
          <table:table-cell table:style-name="ce13"/>
          <table:table-cell table:style-name="ce13" office:value-type="string" calcext:value-type="string">
            <text:p>IO3</text:p>
          </table:table-cell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07</text:p>
          </table:table-cell>
          <table:table-cell table:style-name="ce73" office:value-type="float" office:value="35" calcext:value-type="float">
            <text:p>35</text:p>
          </table:table-cell>
          <table:table-cell table:style-name="ce89" office:value-type="string" calcext:value-type="string">
            <text:p>In/out</text:p>
          </table:table-cell>
          <table:table-cell table:style-name="ce110" office:value-type="string" calcext:value-type="string">
            <text:p>SD_ADQ5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A2</text:p>
          </table:table-cell>
          <table:table-cell table:style-name="ce12" office:value-type="string" calcext:value-type="string">
            <text:p>P8A6</text:p>
          </table:table-cell>
          <table:table-cell table:style-name="ce12" office:value-type="string" calcext:value-type="string">
            <text:p>P16A6</text:p>
          </table:table-cell>
          <table:table-cell table:style-name="ce12" office:value-type="string" calcext:value-type="string">
            <text:p>P32A26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08</text:p>
          </table:table-cell>
          <table:table-cell table:style-name="ce73" office:value-type="float" office:value="39" calcext:value-type="float">
            <text:p>39</text:p>
          </table:table-cell>
          <table:table-cell table:style-name="ce90" office:value-type="string" calcext:value-type="string">
            <text:p>In/out</text:p>
          </table:table-cell>
          <table:table-cell table:style-name="ce110" office:value-type="string" calcext:value-type="string">
            <text:p>SD_ADQ6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A3</text:p>
          </table:table-cell>
          <table:table-cell table:style-name="ce12" office:value-type="string" calcext:value-type="string">
            <text:p>P8A7</text:p>
          </table:table-cell>
          <table:table-cell table:style-name="ce12" office:value-type="string" calcext:value-type="string">
            <text:p>P16A7</text:p>
          </table:table-cell>
          <table:table-cell table:style-name="ce12" office:value-type="string" calcext:value-type="string">
            <text:p>P32A27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09</text:p>
          </table:table-cell>
          <table:table-cell table:style-name="ce73" office:value-type="float" office:value="40" calcext:value-type="float">
            <text:p>40</text:p>
          </table:table-cell>
          <table:table-cell table:style-name="ce91" office:value-type="string" calcext:value-type="string">
            <text:p>In/out</text:p>
          </table:table-cell>
          <table:table-cell table:style-name="ce110" office:value-type="string" calcext:value-type="string">
            <text:p>SD_ADQ7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office:value-type="string" calcext:value-type="string">
            <text:p>P1C0</text:p>
          </table:table-cell>
          <table:table-cell table:style-name="ce11" table:number-columns-repeated="4"/>
          <table:table-cell table:style-name="ce11" office:value-type="string" calcext:value-type="string">
            <text:p>xlink3_tx3</text:p>
          </table:table-cell>
          <table:table-cell table:style-name="ce13" office:value-type="string" calcext:value-type="string">
            <text:p>QSCLK</text:p>
          </table:table-cell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10</text:p>
          </table:table-cell>
          <table:table-cell table:style-name="ce73" office:value-type="float" office:value="28" calcext:value-type="float">
            <text:p>28</text:p>
          </table:table-cell>
          <table:table-cell table:style-name="ce92" office:value-type="string" calcext:value-type="string">
            <text:p>Out</text:p>
          </table:table-cell>
          <table:table-cell table:style-name="ce109" office:value-type="string" calcext:value-type="string">
            <text:p>SD_WE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office:value-type="string" calcext:value-type="string">
            <text:p>P1D0</text:p>
          </table:table-cell>
          <table:table-cell table:style-name="ce11" table:number-columns-repeated="4"/>
          <table:table-cell table:style-name="ce13" table:number-columns-repeated="2"/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11</text:p>
          </table:table-cell>
          <table:table-cell table:style-name="ce73" office:value-type="float" office:value="32" calcext:value-type="float">
            <text:p>32</text:p>
          </table:table-cell>
          <table:table-cell table:style-name="ce84" office:value-type="string" calcext:value-type="string">
            <text:p>Out (PWM)</text:p>
          </table:table-cell>
          <table:table-cell table:style-name="ce111" office:value-type="string" calcext:value-type="string">
            <text:p>LCD_BRIGHTNESS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2" office:value-type="string" calcext:value-type="string">
            <text:p>P1E0</text:p>
          </table:table-cell>
          <table:table-cell table:style-name="ce11" table:number-columns-repeated="4"/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12</text:p>
          </table:table-cell>
          <table:table-cell table:style-name="ce73" office:value-type="float" office:value="62" calcext:value-type="float">
            <text:p>62</text:p>
          </table:table-cell>
          <table:table-cell table:style-name="ce84" office:value-type="string" calcext:value-type="string">
            <text:p>Out (PWM)</text:p>
          </table:table-cell>
          <table:table-cell table:style-name="ce11" office:value-type="string" calcext:value-type="string">
            <text:p>AUDIO_OUT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2" office:value-type="string" calcext:value-type="string">
            <text:p>P1F0</text:p>
          </table:table-cell>
          <table:table-cell table:style-name="ce11" table:number-columns-repeated="4"/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13</text:p>
          </table:table-cell>
          <table:table-cell table:style-name="ce73" office:value-type="float" office:value="63" calcext:value-type="float">
            <text:p>63</text:p>
          </table:table-cell>
          <table:table-cell table:style-name="ce93" office:value-type="string" calcext:value-type="string">
            <text:p>Out</text:p>
          </table:table-cell>
          <table:table-cell table:style-name="ce110" office:value-type="string" calcext:value-type="string">
            <text:p>SD_CLK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C0</text:p>
          </table:table-cell>
          <table:table-cell table:style-name="ce12" office:value-type="string" calcext:value-type="string">
            <text:p>P8B0</text:p>
          </table:table-cell>
          <table:table-cell table:style-name="ce12" office:value-type="string" calcext:value-type="string">
            <text:p>P16A8</text:p>
          </table:table-cell>
          <table:table-cell table:style-name="ce12" office:value-type="string" calcext:value-type="string">
            <text:p>P32A28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14</text:p>
          </table:table-cell>
          <table:table-cell table:style-name="ce73" office:value-type="float" office:value="57" calcext:value-type="float">
            <text:p>57</text:p>
          </table:table-cell>
          <table:table-cell table:style-name="ce94" office:value-type="string" calcext:value-type="string">
            <text:p>In/out</text:p>
          </table:table-cell>
          <table:table-cell table:style-name="ce110" office:value-type="string" calcext:value-type="string">
            <text:p>SD_ADQ8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C1</text:p>
          </table:table-cell>
          <table:table-cell table:style-name="ce12" office:value-type="string" calcext:value-type="string">
            <text:p>P8B1</text:p>
          </table:table-cell>
          <table:table-cell table:style-name="ce12" office:value-type="string" calcext:value-type="string">
            <text:p>P16A9</text:p>
          </table:table-cell>
          <table:table-cell table:style-name="ce12" office:value-type="string" calcext:value-type="string">
            <text:p>P32A29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15</text:p>
          </table:table-cell>
          <table:table-cell table:style-name="ce73" office:value-type="float" office:value="58" calcext:value-type="float">
            <text:p>58</text:p>
          </table:table-cell>
          <table:table-cell table:style-name="ce95" office:value-type="string" calcext:value-type="string">
            <text:p>In/out</text:p>
          </table:table-cell>
          <table:table-cell table:style-name="ce110" office:value-type="string" calcext:value-type="string">
            <text:p>SD_ADQ9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D0</text:p>
          </table:table-cell>
          <table:table-cell table:style-name="ce12" office:value-type="string" calcext:value-type="string">
            <text:p>P8B2</text:p>
          </table:table-cell>
          <table:table-cell table:style-name="ce12" office:value-type="string" calcext:value-type="string">
            <text:p>P16A10</text:p>
          </table:table-cell>
          <table:table-cell table:style-name="ce11"/>
          <table:table-cell table:style-name="ce11" office:value-type="string" calcext:value-type="string">
            <text:p>xlink4_rx4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16</text:p>
          </table:table-cell>
          <table:table-cell table:style-name="ce73" office:value-type="float" office:value="68" calcext:value-type="float">
            <text:p>68</text:p>
          </table:table-cell>
          <table:table-cell table:style-name="ce96" office:value-type="string" calcext:value-type="string">
            <text:p>In/out</text:p>
          </table:table-cell>
          <table:table-cell table:style-name="ce110" office:value-type="string" calcext:value-type="string">
            <text:p>SD_ADQ10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D1</text:p>
          </table:table-cell>
          <table:table-cell table:style-name="ce12" office:value-type="string" calcext:value-type="string">
            <text:p>P8B3</text:p>
          </table:table-cell>
          <table:table-cell table:style-name="ce12" office:value-type="string" calcext:value-type="string">
            <text:p>P16A11</text:p>
          </table:table-cell>
          <table:table-cell table:style-name="ce11"/>
          <table:table-cell table:style-name="ce11" office:value-type="string" calcext:value-type="string">
            <text:p>xlink4_rx3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17</text:p>
          </table:table-cell>
          <table:table-cell table:style-name="ce73" office:value-type="float" office:value="69" calcext:value-type="float">
            <text:p>69</text:p>
          </table:table-cell>
          <table:table-cell table:style-name="ce97" office:value-type="string" calcext:value-type="string">
            <text:p>In/out</text:p>
          </table:table-cell>
          <table:table-cell table:style-name="ce110" office:value-type="string" calcext:value-type="string">
            <text:p>SD_ADQ11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D2</text:p>
          </table:table-cell>
          <table:table-cell table:style-name="ce12" office:value-type="string" calcext:value-type="string">
            <text:p>P8B4</text:p>
          </table:table-cell>
          <table:table-cell table:style-name="ce12" office:value-type="string" calcext:value-type="string">
            <text:p>P16A12</text:p>
          </table:table-cell>
          <table:table-cell table:style-name="ce11"/>
          <table:table-cell table:style-name="ce11" office:value-type="string" calcext:value-type="string">
            <text:p>xlink4_rx2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18</text:p>
          </table:table-cell>
          <table:table-cell table:style-name="ce73" office:value-type="float" office:value="70" calcext:value-type="float">
            <text:p>70</text:p>
          </table:table-cell>
          <table:table-cell table:style-name="ce114" office:value-type="string" calcext:value-type="string">
            <text:p>In/out</text:p>
          </table:table-cell>
          <table:table-cell table:style-name="ce110" office:value-type="string" calcext:value-type="string">
            <text:p>SD_ADQ12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D3</text:p>
          </table:table-cell>
          <table:table-cell table:style-name="ce12" office:value-type="string" calcext:value-type="string">
            <text:p>P8B5</text:p>
          </table:table-cell>
          <table:table-cell table:style-name="ce12" office:value-type="string" calcext:value-type="string">
            <text:p>P16A13</text:p>
          </table:table-cell>
          <table:table-cell table:style-name="ce11"/>
          <table:table-cell table:style-name="ce11" office:value-type="string" calcext:value-type="string">
            <text:p>xlink4_rx1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19</text:p>
          </table:table-cell>
          <table:table-cell table:style-name="ce73" office:value-type="float" office:value="71" calcext:value-type="float">
            <text:p>71</text:p>
          </table:table-cell>
          <table:table-cell table:style-name="ce118" office:value-type="string" calcext:value-type="string">
            <text:p>In/out</text:p>
          </table:table-cell>
          <table:table-cell table:style-name="ce110" office:value-type="string" calcext:value-type="string">
            <text:p>SD_ADQ13/BA0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C2</text:p>
          </table:table-cell>
          <table:table-cell table:style-name="ce12" office:value-type="string" calcext:value-type="string">
            <text:p>P8B6</text:p>
          </table:table-cell>
          <table:table-cell table:style-name="ce12" office:value-type="string" calcext:value-type="string">
            <text:p>P16A14</text:p>
          </table:table-cell>
          <table:table-cell table:style-name="ce12" office:value-type="string" calcext:value-type="string">
            <text:p>P32A30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20</text:p>
          </table:table-cell>
          <table:table-cell table:style-name="ce73" office:value-type="float" office:value="59" calcext:value-type="float">
            <text:p>59</text:p>
          </table:table-cell>
          <table:table-cell table:style-name="ce119" office:value-type="string" calcext:value-type="string">
            <text:p>In/out</text:p>
          </table:table-cell>
          <table:table-cell table:style-name="ce110" office:value-type="string" calcext:value-type="string">
            <text:p>SD_ADQ14/BA1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C3</text:p>
          </table:table-cell>
          <table:table-cell table:style-name="ce12" office:value-type="string" calcext:value-type="string">
            <text:p>P8B7</text:p>
          </table:table-cell>
          <table:table-cell table:style-name="ce12" office:value-type="string" calcext:value-type="string">
            <text:p>P16A15</text:p>
          </table:table-cell>
          <table:table-cell table:style-name="ce12" office:value-type="string" calcext:value-type="string">
            <text:p>P32A31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21</text:p>
          </table:table-cell>
          <table:table-cell table:style-name="ce73" office:value-type="float" office:value="61" calcext:value-type="float">
            <text:p>61</text:p>
          </table:table-cell>
          <table:table-cell table:style-name="ce120" office:value-type="string" calcext:value-type="string">
            <text:p>In/out</text:p>
          </table:table-cell>
          <table:table-cell table:style-name="ce110" office:value-type="string" calcext:value-type="string">
            <text:p>SD_ADQ15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2" office:value-type="string" calcext:value-type="string">
            <text:p>P1G0</text:p>
          </table:table-cell>
          <table:table-cell table:style-name="ce11" table:number-columns-repeated="4"/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22</text:p>
          </table:table-cell>
          <table:table-cell table:style-name="ce73" office:value-type="float" office:value="64" calcext:value-type="float">
            <text:p>64</text:p>
          </table:table-cell>
          <table:table-cell table:style-name="ce121" office:value-type="string" calcext:value-type="string">
            <text:p>Out</text:p>
          </table:table-cell>
          <table:table-cell table:style-name="ce111" office:value-type="string" calcext:value-type="string">
            <text:p>LCD_VSYNC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2" office:value-type="string" calcext:value-type="string">
            <text:p>P1H0</text:p>
          </table:table-cell>
          <table:table-cell table:style-name="ce11" table:number-columns-repeated="4"/>
          <table:table-cell table:style-name="ce13" table:number-columns-repeated="2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23</text:p>
          </table:table-cell>
          <table:table-cell table:style-name="ce73" office:value-type="float" office:value="66" calcext:value-type="float">
            <text:p>66</text:p>
          </table:table-cell>
          <table:table-cell table:style-name="ce122" office:value-type="string" calcext:value-type="string">
            <text:p>Out</text:p>
          </table:table-cell>
          <table:table-cell table:style-name="ce111" office:value-type="string" calcext:value-type="string">
            <text:p>LCD_DE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2" office:value-type="string" calcext:value-type="string">
            <text:p>P1I0</text:p>
          </table:table-cell>
          <table:table-cell table:style-name="ce11" table:number-columns-repeated="4"/>
          <table:table-cell table:style-name="ce11" office:value-type="string" calcext:value-type="string">
            <text:p>xlink7_rx0</text:p>
          </table:table-cell>
          <table:table-cell table:style-name="ce13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24</text:p>
          </table:table-cell>
          <table:table-cell table:style-name="ce73" office:value-type="float" office:value="88" calcext:value-type="float">
            <text:p>88</text:p>
          </table:table-cell>
          <table:table-cell table:style-name="ce123" office:value-type="string" calcext:value-type="string">
            <text:p>Out</text:p>
          </table:table-cell>
          <table:table-cell table:style-name="ce111" office:value-type="string" calcext:value-type="string">
            <text:p>LCD_CLK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2" office:value-type="string" calcext:value-type="string">
            <text:p>P1J0</text:p>
          </table:table-cell>
          <table:table-cell table:style-name="ce11" table:number-columns-repeated="4"/>
          <table:table-cell table:style-name="ce11" office:value-type="string" calcext:value-type="string">
            <text:p>xlink7_tx0</text:p>
          </table:table-cell>
          <table:table-cell table:style-name="ce13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25</text:p>
          </table:table-cell>
          <table:table-cell table:style-name="ce73" office:value-type="float" office:value="89" calcext:value-type="float">
            <text:p>89</text:p>
          </table:table-cell>
          <table:table-cell table:style-name="ce124" office:value-type="string" calcext:value-type="string">
            <text:p>Out</text:p>
          </table:table-cell>
          <table:table-cell table:style-name="ce111" office:value-type="string" calcext:value-type="string">
            <text:p>LCD_HSYNC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E0</text:p>
          </table:table-cell>
          <table:table-cell table:style-name="ce11" office:value-type="string" calcext:value-type="string">
            <text:p>P8C0</text:p>
          </table:table-cell>
          <table:table-cell table:style-name="ce11" office:value-type="string" calcext:value-type="string">
            <text:p>P16B0</text:p>
          </table:table-cell>
          <table:table-cell table:style-name="ce11"/>
          <table:table-cell table:style-name="ce11" office:value-type="string" calcext:value-type="string">
            <text:p>xlink7_tx3</text:p>
          </table:table-cell>
          <table:table-cell table:style-name="ce13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26</text:p>
          </table:table-cell>
          <table:table-cell table:style-name="ce73" office:value-type="float" office:value="93" calcext:value-type="float">
            <text:p>93</text:p>
          </table:table-cell>
          <table:table-cell table:style-name="ce84" office:value-type="string" calcext:value-type="string">
            <text:p>Out</text:p>
          </table:table-cell>
          <table:table-cell table:style-name="ce111" office:value-type="string" calcext:value-type="string">
            <text:p>SPI0_MOSI</text:p>
          </table:table-cell>
          <table:table-cell table:number-columns-repeated="1007"/>
        </table:table-row>
        <table:table-row table:style-name="ro6">
          <table:table-cell/>
          <table:covered-table-cell table:style-name="ce29"/>
          <table:table-cell table:style-name="ce11"/>
          <table:table-cell table:style-name="ce11" office:value-type="string" calcext:value-type="string">
            <text:p>P4E1</text:p>
          </table:table-cell>
          <table:table-cell table:style-name="ce11" office:value-type="string" calcext:value-type="string">
            <text:p>P8C1</text:p>
          </table:table-cell>
          <table:table-cell table:style-name="ce11" office:value-type="string" calcext:value-type="string">
            <text:p>P16B1</text:p>
          </table:table-cell>
          <table:table-cell table:style-name="ce11"/>
          <table:table-cell table:style-name="ce11" office:value-type="string" calcext:value-type="string">
            <text:p>xlink7_tx4</text:p>
          </table:table-cell>
          <table:table-cell table:style-name="ce13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27</text:p>
          </table:table-cell>
          <table:table-cell table:style-name="ce73" office:value-type="float" office:value="94" calcext:value-type="float">
            <text:p>94</text:p>
          </table:table-cell>
          <table:table-cell table:style-name="ce84" office:value-type="string" calcext:value-type="string">
            <text:p>Out</text:p>
          </table:table-cell>
          <table:table-cell table:style-name="ce11" office:value-type="string" calcext:value-type="string">
            <text:p>SPI1_CLK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F0</text:p>
          </table:table-cell>
          <table:table-cell table:style-name="ce11" office:value-type="string" calcext:value-type="string">
            <text:p>P8C2</text:p>
          </table:table-cell>
          <table:table-cell table:style-name="ce11" office:value-type="string" calcext:value-type="string">
            <text:p>P16B2</text:p>
          </table:table-cell>
          <table:table-cell table:style-name="ce11"/>
          <table:table-cell table:style-name="ce13" table:number-columns-repeated="2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28</text:p>
          </table:table-cell>
          <table:table-cell table:style-name="ce73" office:value-type="float" office:value="96" calcext:value-type="float">
            <text:p>96</text:p>
          </table:table-cell>
          <table:table-cell table:style-name="ce84" office:value-type="string" calcext:value-type="string">
            <text:p>Out</text:p>
          </table:table-cell>
          <table:table-cell table:style-name="ce11" office:value-type="string" calcext:value-type="string">
            <text:p>SPI2_CLK</text:p>
          </table:table-cell>
          <table:table-cell table:number-columns-repeated="1007"/>
        </table:table-row>
        <table:table-row table:style-name="ro6">
          <table:table-cell/>
          <table:covered-table-cell table:style-name="ce29"/>
          <table:table-cell table:style-name="ce11"/>
          <table:table-cell table:style-name="ce11" office:value-type="string" calcext:value-type="string">
            <text:p>P4F1</text:p>
          </table:table-cell>
          <table:table-cell table:style-name="ce11" office:value-type="string" calcext:value-type="string">
            <text:p>P8C3</text:p>
          </table:table-cell>
          <table:table-cell table:style-name="ce11" office:value-type="string" calcext:value-type="string">
            <text:p>P16B3</text:p>
          </table:table-cell>
          <table:table-cell table:style-name="ce11"/>
          <table:table-cell table:style-name="ce13" table:number-columns-repeated="2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29</text:p>
          </table:table-cell>
          <table:table-cell table:style-name="ce73" office:value-type="float" office:value="98" calcext:value-type="float">
            <text:p>98</text:p>
          </table:table-cell>
          <table:table-cell table:style-name="ce84" office:value-type="string" calcext:value-type="string">
            <text:p>Out</text:p>
          </table:table-cell>
          <table:table-cell table:style-name="ce11" office:value-type="string" calcext:value-type="string">
            <text:p>SPI2_MOSI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F2</text:p>
          </table:table-cell>
          <table:table-cell table:style-name="ce11" office:value-type="string" calcext:value-type="string">
            <text:p>P8C4</text:p>
          </table:table-cell>
          <table:table-cell table:style-name="ce11" office:value-type="string" calcext:value-type="string">
            <text:p>P16B4</text:p>
          </table:table-cell>
          <table:table-cell table:style-name="ce11"/>
          <table:table-cell table:style-name="ce13" table:number-columns-repeated="2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30</text:p>
          </table:table-cell>
          <table:table-cell table:style-name="ce73" office:value-type="float" office:value="99" calcext:value-type="float">
            <text:p>99</text:p>
          </table:table-cell>
          <table:table-cell table:style-name="ce84" office:value-type="string" calcext:value-type="string">
            <text:p>Out</text:p>
          </table:table-cell>
          <table:table-cell table:style-name="ce11" office:value-type="string" calcext:value-type="string">
            <text:p>SPI1_MOSI</text:p>
          </table:table-cell>
          <table:table-cell table:number-columns-repeated="1007"/>
        </table:table-row>
        <table:table-row table:style-name="ro6">
          <table:table-cell/>
          <table:covered-table-cell table:style-name="ce29"/>
          <table:table-cell table:style-name="ce11"/>
          <table:table-cell table:style-name="ce11" office:value-type="string" calcext:value-type="string">
            <text:p>P4F3</text:p>
          </table:table-cell>
          <table:table-cell table:style-name="ce11" office:value-type="string" calcext:value-type="string">
            <text:p>P8C5</text:p>
          </table:table-cell>
          <table:table-cell table:style-name="ce11" office:value-type="string" calcext:value-type="string">
            <text:p>P16B5</text:p>
          </table:table-cell>
          <table:table-cell table:style-name="ce11"/>
          <table:table-cell table:style-name="ce13" table:number-columns-repeated="2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31</text:p>
          </table:table-cell>
          <table:table-cell table:style-name="ce73" office:value-type="float" office:value="100" calcext:value-type="float">
            <text:p>100</text:p>
          </table:table-cell>
          <table:table-cell table:style-name="ce84" office:value-type="string" calcext:value-type="string">
            <text:p>Out</text:p>
          </table:table-cell>
          <table:table-cell table:style-name="ce111" office:value-type="string" calcext:value-type="string">
            <text:p>SPI0_CLK</text:p>
          </table:table-cell>
          <table:table-cell table:style-name="Default"/>
          <table:table-cell table:number-columns-repeated="1006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E2</text:p>
          </table:table-cell>
          <table:table-cell table:style-name="ce11" office:value-type="string" calcext:value-type="string">
            <text:p>P8C6</text:p>
          </table:table-cell>
          <table:table-cell table:style-name="ce11" office:value-type="string" calcext:value-type="string">
            <text:p>P16B6</text:p>
          </table:table-cell>
          <table:table-cell table:style-name="ce11"/>
          <table:table-cell table:style-name="ce13" table:number-columns-repeated="2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32</text:p>
          </table:table-cell>
          <table:table-cell table:style-name="ce73" office:value-type="float" office:value="95" calcext:value-type="float">
            <text:p>95</text:p>
          </table:table-cell>
          <table:table-cell table:style-name="ce84" office:value-type="string" calcext:value-type="string">
            <text:p>Out</text:p>
          </table:table-cell>
          <table:table-cell table:style-name="ce111" office:value-type="string" calcext:value-type="string">
            <text:p>SPI0_STROBE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1" office:value-type="string" calcext:value-type="string">
            <text:p>P4E3</text:p>
          </table:table-cell>
          <table:table-cell table:style-name="ce11" office:value-type="string" calcext:value-type="string">
            <text:p>P8C7</text:p>
          </table:table-cell>
          <table:table-cell table:style-name="ce11" office:value-type="string" calcext:value-type="string">
            <text:p>P16B7</text:p>
          </table:table-cell>
          <table:table-cell table:style-name="ce11"/>
          <table:table-cell table:style-name="ce13" table:number-columns-repeated="2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33</text:p>
          </table:table-cell>
          <table:table-cell table:style-name="ce73" office:value-type="float" office:value="97" calcext:value-type="float">
            <text:p>97</text:p>
          </table:table-cell>
          <table:table-cell table:style-name="ce84" office:value-type="string" calcext:value-type="string">
            <text:p>Out</text:p>
          </table:table-cell>
          <table:table-cell table:style-name="ce11" office:value-type="string" calcext:value-type="string">
            <text:p>SPI1_SELECT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2" office:value-type="string" calcext:value-type="string">
            <text:p>P1K0</text:p>
          </table:table-cell>
          <table:table-cell table:style-name="ce11" table:number-columns-repeated="4"/>
          <table:table-cell table:style-name="ce11" office:value-type="string" calcext:value-type="string">
            <text:p>xlink7_tx1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34</text:p>
          </table:table-cell>
          <table:table-cell table:style-name="ce73" office:value-type="float" office:value="90" calcext:value-type="float">
            <text:p>90</text:p>
          </table:table-cell>
          <table:table-cell table:style-name="ce125" office:value-type="string" calcext:value-type="string">
            <text:p>Out</text:p>
          </table:table-cell>
          <table:table-cell table:style-name="ce11" office:value-type="string" calcext:value-type="string">
            <text:p>SPI2_SELECT</text:p>
          </table:table-cell>
          <table:table-cell table:style-name="Default"/>
          <table:table-cell table:number-columns-repeated="1006"/>
        </table:table-row>
        <table:table-row table:style-name="ro2">
          <table:table-cell/>
          <table:covered-table-cell table:style-name="ce29"/>
          <table:table-cell table:style-name="ce11" office:value-type="string" calcext:value-type="string">
            <text:p>P1L0</text:p>
          </table:table-cell>
          <table:table-cell table:style-name="ce11" table:number-columns-repeated="4"/>
          <table:table-cell table:style-name="ce11" office:value-type="string" calcext:value-type="string">
            <text:p>xlink7_tx2</text:p>
          </table:table-cell>
          <table:table-cell table:style-name="ce13"/>
          <table:table-cell table:style-name="ce11"/>
          <table:table-cell table:style-name="ce35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35</text:p>
          </table:table-cell>
          <table:table-cell table:style-name="ce73" office:value-type="float" office:value="91" calcext:value-type="float">
            <text:p>91</text:p>
          </table:table-cell>
          <table:table-cell table:style-name="ce84" office:value-type="string" calcext:value-type="string">
            <text:p>In</text:p>
          </table:table-cell>
          <table:table-cell table:style-name="ce11" office:value-type="string" calcext:value-type="string">
            <text:p>SPI1_MISO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office:value-type="string" calcext:value-type="string">
            <text:p>P1M0</text:p>
          </table:table-cell>
          <table:table-cell table:style-name="ce11"/>
          <table:table-cell table:style-name="ce11" office:value-type="string" calcext:value-type="string">
            <text:p>P8D0</text:p>
          </table:table-cell>
          <table:table-cell table:style-name="ce11" office:value-type="string" calcext:value-type="string">
            <text:p>P16B8</text:p>
          </table:table-cell>
          <table:table-cell table:style-name="ce11"/>
          <table:table-cell table:style-name="ce13" table:number-columns-repeated="2"/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36</text:p>
          </table:table-cell>
          <table:table-cell table:style-name="ce73" office:value-type="float" office:value="3" calcext:value-type="float">
            <text:p>3</text:p>
          </table:table-cell>
          <table:table-cell table:style-name="ce126" office:value-type="string" calcext:value-type="string">
            <text:p>In</text:p>
          </table:table-cell>
          <table:table-cell table:style-name="ce11" office:value-type="string" calcext:value-type="string">
            <text:p>SPI2_MISO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office:value-type="string" calcext:value-type="string">
            <text:p>P1N0</text:p>
          </table:table-cell>
          <table:table-cell table:style-name="ce11"/>
          <table:table-cell table:style-name="ce11" office:value-type="string" calcext:value-type="string">
            <text:p>P8D1</text:p>
          </table:table-cell>
          <table:table-cell table:style-name="ce11" office:value-type="string" calcext:value-type="string">
            <text:p>P16B9</text:p>
          </table:table-cell>
          <table:table-cell table:style-name="ce11"/>
          <table:table-cell table:style-name="ce11" office:value-type="string" calcext:value-type="string">
            <text:p>xlink0_rx4</text:p>
          </table:table-cell>
          <table:table-cell table:style-name="ce13"/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37</text:p>
          </table:table-cell>
          <table:table-cell table:style-name="ce73" office:value-type="float" office:value="4" calcext:value-type="float">
            <text:p>4</text:p>
          </table:table-cell>
          <table:table-cell table:style-name="ce127" office:value-type="string" calcext:value-type="string">
            <text:p>In</text:p>
          </table:table-cell>
          <table:table-cell table:style-name="ce166" office:value-type="string" calcext:value-type="string">
            <text:p>SPI0_TOUCH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office:value-type="string" calcext:value-type="string">
            <text:p>P1O0</text:p>
          </table:table-cell>
          <table:table-cell table:style-name="ce11"/>
          <table:table-cell table:style-name="ce11" office:value-type="string" calcext:value-type="string">
            <text:p>P8D2</text:p>
          </table:table-cell>
          <table:table-cell table:style-name="ce11" office:value-type="string" calcext:value-type="string">
            <text:p>P16B10</text:p>
          </table:table-cell>
          <table:table-cell table:style-name="ce11"/>
          <table:table-cell table:style-name="ce11" office:value-type="string" calcext:value-type="string">
            <text:p>xlink0_rx3</text:p>
          </table:table-cell>
          <table:table-cell table:style-name="ce13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38</text:p>
          </table:table-cell>
          <table:table-cell table:style-name="ce73" office:value-type="float" office:value="5" calcext:value-type="float">
            <text:p>5</text:p>
          </table:table-cell>
          <table:table-cell table:style-name="ce84" office:value-type="string" calcext:value-type="string">
            <text:p>In/out</text:p>
          </table:table-cell>
          <table:table-cell table:style-name="ce11" office:value-type="string" calcext:value-type="string">
            <text:p>GPIO38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office:value-type="string" calcext:value-type="string">
            <text:p>P1P0</text:p>
          </table:table-cell>
          <table:table-cell table:style-name="ce11"/>
          <table:table-cell table:style-name="ce11" office:value-type="string" calcext:value-type="string">
            <text:p>P8D3</text:p>
          </table:table-cell>
          <table:table-cell table:style-name="ce11" office:value-type="string" calcext:value-type="string">
            <text:p>P16B11</text:p>
          </table:table-cell>
          <table:table-cell table:style-name="ce11"/>
          <table:table-cell table:style-name="ce11" office:value-type="string" calcext:value-type="string">
            <text:p>xlink0_rx2</text:p>
          </table:table-cell>
          <table:table-cell table:style-name="ce13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39</text:p>
          </table:table-cell>
          <table:table-cell table:style-name="ce73" office:value-type="float" office:value="7" calcext:value-type="float">
            <text:p>7</text:p>
          </table:table-cell>
          <table:table-cell table:style-name="ce84" office:value-type="string" calcext:value-type="string">
            <text:p>In/out</text:p>
          </table:table-cell>
          <table:table-cell table:style-name="ce11" office:value-type="string" calcext:value-type="string">
            <text:p>GPIO39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table:number-columns-repeated="2"/>
          <table:table-cell table:style-name="ce11" office:value-type="string" calcext:value-type="string">
            <text:p>P8D4</text:p>
          </table:table-cell>
          <table:table-cell table:style-name="ce11" office:value-type="string" calcext:value-type="string">
            <text:p>P16B12</text:p>
          </table:table-cell>
          <table:table-cell table:style-name="ce11"/>
          <table:table-cell table:style-name="ce11" office:value-type="string" calcext:value-type="string">
            <text:p>xlink0_rx1</text:p>
          </table:table-cell>
          <table:table-cell table:style-name="ce13"/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40</text:p>
          </table:table-cell>
          <table:table-cell table:style-name="ce73" office:value-type="float" office:value="8" calcext:value-type="float">
            <text:p>8</text:p>
          </table:table-cell>
          <table:table-cell table:style-name="ce84" office:value-type="string" calcext:value-type="string">
            <text:p>In/out</text:p>
          </table:table-cell>
          <table:table-cell table:style-name="ce112" office:value-type="string" calcext:value-type="string">
            <text:p>XL_DN1 (Debug)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table:number-columns-repeated="2"/>
          <table:table-cell table:style-name="ce11" office:value-type="string" calcext:value-type="string">
            <text:p>P8D5</text:p>
          </table:table-cell>
          <table:table-cell table:style-name="ce11" office:value-type="string" calcext:value-type="string">
            <text:p>P16B13</text:p>
          </table:table-cell>
          <table:table-cell table:style-name="ce11"/>
          <table:table-cell table:style-name="ce11" office:value-type="string" calcext:value-type="string">
            <text:p>xlink0_rx0</text:p>
          </table:table-cell>
          <table:table-cell table:style-name="ce13"/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41</text:p>
          </table:table-cell>
          <table:table-cell table:style-name="ce73" office:value-type="float" office:value="9" calcext:value-type="float">
            <text:p>9</text:p>
          </table:table-cell>
          <table:table-cell table:style-name="ce128" office:value-type="string" calcext:value-type="string">
            <text:p>In/out</text:p>
          </table:table-cell>
          <table:table-cell table:style-name="ce112" office:value-type="string" calcext:value-type="string">
            <text:p>XL_DN0 (Debug)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table:number-columns-repeated="2"/>
          <table:table-cell table:style-name="ce11" office:value-type="string" calcext:value-type="string">
            <text:p>P8D6</text:p>
          </table:table-cell>
          <table:table-cell table:style-name="ce11" office:value-type="string" calcext:value-type="string">
            <text:p>P16B14</text:p>
          </table:table-cell>
          <table:table-cell table:style-name="ce11"/>
          <table:table-cell table:style-name="ce11" office:value-type="string" calcext:value-type="string">
            <text:p>xlink0_tx0</text:p>
          </table:table-cell>
          <table:table-cell table:style-name="ce13"/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42</text:p>
          </table:table-cell>
          <table:table-cell table:style-name="ce73" office:value-type="float" office:value="10" calcext:value-type="float">
            <text:p>10</text:p>
          </table:table-cell>
          <table:table-cell table:style-name="ce129" office:value-type="string" calcext:value-type="string">
            <text:p>In/out</text:p>
          </table:table-cell>
          <table:table-cell table:style-name="ce112" office:value-type="string" calcext:value-type="string">
            <text:p>XL_UP0 (Debug)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 table:number-columns-repeated="2"/>
          <table:table-cell table:style-name="ce13" office:value-type="string" calcext:value-type="string">
            <text:p>P8D7</text:p>
          </table:table-cell>
          <table:table-cell table:style-name="ce13" office:value-type="string" calcext:value-type="string">
            <text:p>P16B15</text:p>
          </table:table-cell>
          <table:table-cell table:style-name="ce13"/>
          <table:table-cell table:style-name="ce11" office:value-type="string" calcext:value-type="string">
            <text:p>xlink0_tx1</text:p>
          </table:table-cell>
          <table:table-cell table:style-name="ce13"/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0D43</text:p>
          </table:table-cell>
          <table:table-cell table:style-name="ce73" office:value-type="float" office:value="12" calcext:value-type="float">
            <text:p>12</text:p>
          </table:table-cell>
          <table:table-cell table:style-name="ce130" office:value-type="string" calcext:value-type="string">
            <text:p>In/out</text:p>
          </table:table-cell>
          <table:table-cell table:style-name="ce112" office:value-type="string" calcext:value-type="string">
            <text:p>XL_UP1 (Debug)</text:p>
          </table:table-cell>
          <table:table-cell table:number-columns-repeated="1007"/>
        </table:table-row>
        <table:table-row table:style-name="ro7">
          <table:table-cell/>
          <table:table-cell table:style-name="ce29" office:value-type="string" calcext:value-type="string" table:number-columns-spanned="1" table:number-rows-spanned="44">
            <text:p>Tile 1</text:p>
          </table:table-cell>
          <table:table-cell table:style-name="ce14" office:value-type="string" calcext:value-type="string">
            <text:p>P1A0</text:p>
          </table:table-cell>
          <table:table-cell table:style-name="ce13" table:number-columns-repeated="4"/>
          <table:table-cell table:style-name="ce11" office:value-type="string" calcext:value-type="string">
            <text:p>xlink7_rx2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37" office:value-type="string" calcext:value-type="string">
            <text:p>X1D00</text:p>
          </table:table-cell>
          <table:table-cell table:style-name="ce73" office:value-type="float" office:value="85" calcext:value-type="float">
            <text:p>85</text:p>
          </table:table-cell>
          <table:table-cell table:style-name="ce131" office:value-type="string" calcext:value-type="string">
            <text:p>n/a</text:p>
          </table:table-cell>
          <table:table-cell table:style-name="ce113" office:value-type="string" calcext:value-type="string">
            <text:p>Eth lib reserved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4" office:value-type="string" calcext:value-type="string">
            <text:p>P1B0</text:p>
          </table:table-cell>
          <table:table-cell table:style-name="ce13" table:number-columns-repeated="4"/>
          <table:table-cell table:style-name="ce11" office:value-type="string" calcext:value-type="string">
            <text:p>xlink7_rx1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01</text:p>
          </table:table-cell>
          <table:table-cell table:style-name="ce73" office:value-type="float" office:value="86" calcext:value-type="float">
            <text:p>86</text:p>
          </table:table-cell>
          <table:table-cell table:style-name="ce132" office:value-type="string" calcext:value-type="string">
            <text:p>n/a</text:p>
          </table:table-cell>
          <table:table-cell table:style-name="ce169" office:value-type="string" calcext:value-type="string">
            <text:p>Eth lib reserved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A0</text:p>
          </table:table-cell>
          <table:table-cell table:style-name="ce15" office:value-type="string" calcext:value-type="string">
            <text:p>P8A0</text:p>
          </table:table-cell>
          <table:table-cell table:style-name="ce15" office:value-type="string" calcext:value-type="string">
            <text:p>P16A0</text:p>
          </table:table-cell>
          <table:table-cell table:style-name="ce15" office:value-type="string" calcext:value-type="string">
            <text:p>P32A20</text:p>
          </table:table-cell>
          <table:table-cell table:style-name="ce11" office:value-type="string" calcext:value-type="string">
            <text:p>xlink4_rx0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02</text:p>
          </table:table-cell>
          <table:table-cell table:style-name="ce73" office:value-type="float" office:value="72" calcext:value-type="float">
            <text:p>72</text:p>
          </table:table-cell>
          <table:table-cell table:style-name="ce84" office:value-type="string" calcext:value-type="string">
            <text:p>n/a</text:p>
          </table:table-cell>
          <table:table-cell table:style-name="ce115" office:value-type="string" calcext:value-type="string">
            <text:p>USB lib?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A1</text:p>
          </table:table-cell>
          <table:table-cell table:style-name="ce15" office:value-type="string" calcext:value-type="string">
            <text:p>P8A1</text:p>
          </table:table-cell>
          <table:table-cell table:style-name="ce15" office:value-type="string" calcext:value-type="string">
            <text:p>P16A1</text:p>
          </table:table-cell>
          <table:table-cell table:style-name="ce15" office:value-type="string" calcext:value-type="string">
            <text:p>P32A21</text:p>
          </table:table-cell>
          <table:table-cell table:style-name="ce11" office:value-type="string" calcext:value-type="string">
            <text:p>xlink4_tx0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03</text:p>
          </table:table-cell>
          <table:table-cell table:style-name="ce73" office:value-type="float" office:value="74" calcext:value-type="float">
            <text:p>74</text:p>
          </table:table-cell>
          <table:table-cell table:style-name="ce133" office:value-type="string" calcext:value-type="string">
            <text:p>n/a</text:p>
          </table:table-cell>
          <table:table-cell table:style-name="ce115" office:value-type="string" calcext:value-type="string">
            <text:p>USB lib?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B0</text:p>
          </table:table-cell>
          <table:table-cell table:style-name="ce15" office:value-type="string" calcext:value-type="string">
            <text:p>P8A2</text:p>
          </table:table-cell>
          <table:table-cell table:style-name="ce15" office:value-type="string" calcext:value-type="string">
            <text:p>P16A2</text:p>
          </table:table-cell>
          <table:table-cell table:style-name="ce15" office:value-type="string" calcext:value-type="string">
            <text:p>P32A22</text:p>
          </table:table-cell>
          <table:table-cell table:style-name="ce11" office:value-type="string" calcext:value-type="string">
            <text:p>xlink4_tx1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04</text:p>
          </table:table-cell>
          <table:table-cell table:style-name="ce73" office:value-type="float" office:value="75" calcext:value-type="float">
            <text:p>75</text:p>
          </table:table-cell>
          <table:table-cell table:style-name="ce134" office:value-type="string" calcext:value-type="string">
            <text:p>n/a</text:p>
          </table:table-cell>
          <table:table-cell table:style-name="ce115" office:value-type="string" calcext:value-type="string">
            <text:p>USB lib?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B1</text:p>
          </table:table-cell>
          <table:table-cell table:style-name="ce15" office:value-type="string" calcext:value-type="string">
            <text:p>P8A3</text:p>
          </table:table-cell>
          <table:table-cell table:style-name="ce15" office:value-type="string" calcext:value-type="string">
            <text:p>P16A3</text:p>
          </table:table-cell>
          <table:table-cell table:style-name="ce15" office:value-type="string" calcext:value-type="string">
            <text:p>P32A23</text:p>
          </table:table-cell>
          <table:table-cell table:style-name="ce11" office:value-type="string" calcext:value-type="string">
            <text:p>xlink4_tx2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05</text:p>
          </table:table-cell>
          <table:table-cell table:style-name="ce73" office:value-type="float" office:value="76" calcext:value-type="float">
            <text:p>76</text:p>
          </table:table-cell>
          <table:table-cell table:style-name="ce135" office:value-type="string" calcext:value-type="string">
            <text:p>n/a</text:p>
          </table:table-cell>
          <table:table-cell table:style-name="ce115" office:value-type="string" calcext:value-type="string">
            <text:p>USB lib?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B2</text:p>
          </table:table-cell>
          <table:table-cell table:style-name="ce15" office:value-type="string" calcext:value-type="string">
            <text:p>P8A4</text:p>
          </table:table-cell>
          <table:table-cell table:style-name="ce15" office:value-type="string" calcext:value-type="string">
            <text:p>P16A4</text:p>
          </table:table-cell>
          <table:table-cell table:style-name="ce15" office:value-type="string" calcext:value-type="string">
            <text:p>P32A24</text:p>
          </table:table-cell>
          <table:table-cell table:style-name="ce11" office:value-type="string" calcext:value-type="string">
            <text:p>xlink4_tx3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06</text:p>
          </table:table-cell>
          <table:table-cell table:style-name="ce73" office:value-type="float" office:value="77" calcext:value-type="float">
            <text:p>77</text:p>
          </table:table-cell>
          <table:table-cell table:style-name="ce136" office:value-type="string" calcext:value-type="string">
            <text:p>n/a</text:p>
          </table:table-cell>
          <table:table-cell table:style-name="ce115" office:value-type="string" calcext:value-type="string">
            <text:p>USB lib?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B3</text:p>
          </table:table-cell>
          <table:table-cell table:style-name="ce15" office:value-type="string" calcext:value-type="string">
            <text:p>P8A5</text:p>
          </table:table-cell>
          <table:table-cell table:style-name="ce15" office:value-type="string" calcext:value-type="string">
            <text:p>P16A5</text:p>
          </table:table-cell>
          <table:table-cell table:style-name="ce15" office:value-type="string" calcext:value-type="string">
            <text:p>P32A25</text:p>
          </table:table-cell>
          <table:table-cell table:style-name="ce11" office:value-type="string" calcext:value-type="string">
            <text:p>xlink4_tx4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07</text:p>
          </table:table-cell>
          <table:table-cell table:style-name="ce73" office:value-type="float" office:value="79" calcext:value-type="float">
            <text:p>79</text:p>
          </table:table-cell>
          <table:table-cell table:style-name="ce137" office:value-type="string" calcext:value-type="string">
            <text:p>n/a</text:p>
          </table:table-cell>
          <table:table-cell table:style-name="ce115" office:value-type="string" calcext:value-type="string">
            <text:p>USB lib?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A2</text:p>
          </table:table-cell>
          <table:table-cell table:style-name="ce15" office:value-type="string" calcext:value-type="string">
            <text:p>P8A6</text:p>
          </table:table-cell>
          <table:table-cell table:style-name="ce15" office:value-type="string" calcext:value-type="string">
            <text:p>P16A6</text:p>
          </table:table-cell>
          <table:table-cell table:style-name="ce15" office:value-type="string" calcext:value-type="string">
            <text:p>P32A26</text:p>
          </table:table-cell>
          <table:table-cell table:style-name="ce11" office:value-type="string" calcext:value-type="string">
            <text:p>xlink7_rx4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08</text:p>
          </table:table-cell>
          <table:table-cell table:style-name="ce73" office:value-type="float" office:value="82" calcext:value-type="float">
            <text:p>82</text:p>
          </table:table-cell>
          <table:table-cell table:style-name="ce138" office:value-type="string" calcext:value-type="string">
            <text:p>n/a</text:p>
          </table:table-cell>
          <table:table-cell table:style-name="ce115" office:value-type="string" calcext:value-type="string">
            <text:p>USB lib?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A3</text:p>
          </table:table-cell>
          <table:table-cell table:style-name="ce15" office:value-type="string" calcext:value-type="string">
            <text:p>P8A7</text:p>
          </table:table-cell>
          <table:table-cell table:style-name="ce15" office:value-type="string" calcext:value-type="string">
            <text:p>P16A7</text:p>
          </table:table-cell>
          <table:table-cell table:style-name="ce15" office:value-type="string" calcext:value-type="string">
            <text:p>P32A27</text:p>
          </table:table-cell>
          <table:table-cell table:style-name="ce11" office:value-type="string" calcext:value-type="string">
            <text:p>xlink7_rx3</text:p>
          </table:table-cell>
          <table:table-cell table:style-name="ce13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09</text:p>
          </table:table-cell>
          <table:table-cell table:style-name="ce73" office:value-type="float" office:value="84" calcext:value-type="float">
            <text:p>84</text:p>
          </table:table-cell>
          <table:table-cell table:style-name="ce139" office:value-type="string" calcext:value-type="string">
            <text:p>n/a</text:p>
          </table:table-cell>
          <table:table-cell table:style-name="ce115" office:value-type="string" calcext:value-type="string">
            <text:p>USB lib?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 office:value-type="string" calcext:value-type="string">
            <text:p>P1C0</text:p>
          </table:table-cell>
          <table:table-cell table:style-name="ce13" table:number-columns-repeated="6"/>
          <table:table-cell table:style-name="ce31"/>
          <table:table-cell table:style-name="ce35" office:value-type="string" calcext:value-type="string">
            <text:p>IOT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10</text:p>
          </table:table-cell>
          <table:table-cell table:style-name="ce73" office:value-type="float" office:value="121" calcext:value-type="float">
            <text:p>121</text:p>
          </table:table-cell>
          <table:table-cell table:style-name="ce84" office:value-type="string" calcext:value-type="string">
            <text:p>In/out</text:p>
          </table:table-cell>
          <table:table-cell table:style-name="ce116" office:value-type="string" calcext:value-type="string">
            <text:p>MDIO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 office:value-type="string" calcext:value-type="string">
            <text:p>P1D0</text:p>
          </table:table-cell>
          <table:table-cell table:style-name="ce13" table:number-columns-repeated="6"/>
          <table:table-cell table:style-name="ce31"/>
          <table:table-cell table:style-name="ce35" office:value-type="string" calcext:value-type="string">
            <text:p>IOT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11</text:p>
          </table:table-cell>
          <table:table-cell table:style-name="ce73" office:value-type="float" office:value="122" calcext:value-type="float">
            <text:p>122</text:p>
          </table:table-cell>
          <table:table-cell table:style-name="ce84" office:value-type="string" calcext:value-type="string">
            <text:p>Out</text:p>
          </table:table-cell>
          <table:table-cell table:style-name="ce116" office:value-type="string" calcext:value-type="string">
            <text:p>MDC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5" office:value-type="string" calcext:value-type="string">
            <text:p>P1E0</text:p>
          </table:table-cell>
          <table:table-cell table:style-name="ce13" table:number-columns-repeated="6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12</text:p>
          </table:table-cell>
          <table:table-cell table:style-name="ce74" office:value-type="string" calcext:value-type="string">
            <text:p>N.C.</text:p>
          </table:table-cell>
          <table:table-cell table:style-name="ce74" table:number-columns-repeated="2"/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5" office:value-type="string" calcext:value-type="string">
            <text:p>P1F0</text:p>
          </table:table-cell>
          <table:table-cell table:style-name="ce13" table:number-columns-repeated="6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13</text:p>
          </table:table-cell>
          <table:table-cell table:style-name="ce75" office:value-type="string" calcext:value-type="string">
            <text:p>N.C.</text:p>
          </table:table-cell>
          <table:table-cell table:style-name="ce75" table:number-columns-repeated="2"/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C0</text:p>
          </table:table-cell>
          <table:table-cell table:style-name="ce15" office:value-type="string" calcext:value-type="string">
            <text:p>P8B0</text:p>
          </table:table-cell>
          <table:table-cell table:style-name="ce15" office:value-type="string" calcext:value-type="string">
            <text:p>P16A8</text:p>
          </table:table-cell>
          <table:table-cell table:style-name="ce15" office:value-type="string" calcext:value-type="string">
            <text:p>P32A28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14</text:p>
          </table:table-cell>
          <table:table-cell table:style-name="ce73" office:value-type="float" office:value="51" calcext:value-type="float">
            <text:p>51</text:p>
          </table:table-cell>
          <table:table-cell table:style-name="ce140" office:value-type="string" calcext:value-type="string">
            <text:p>n/a</text:p>
          </table:table-cell>
          <table:table-cell table:style-name="ce116" office:value-type="string" calcext:value-type="string">
            <text:p>Eth lib dummy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C1</text:p>
          </table:table-cell>
          <table:table-cell table:style-name="ce15" office:value-type="string" calcext:value-type="string">
            <text:p>P8B1</text:p>
          </table:table-cell>
          <table:table-cell table:style-name="ce15" office:value-type="string" calcext:value-type="string">
            <text:p>P16A9</text:p>
          </table:table-cell>
          <table:table-cell table:style-name="ce15" office:value-type="string" calcext:value-type="string">
            <text:p>P32A29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15</text:p>
          </table:table-cell>
          <table:table-cell table:style-name="ce73" office:value-type="float" office:value="53" calcext:value-type="float">
            <text:p>53</text:p>
          </table:table-cell>
          <table:table-cell table:style-name="ce141" office:value-type="string" calcext:value-type="string">
            <text:p>n/a</text:p>
          </table:table-cell>
          <table:table-cell table:style-name="ce116" office:value-type="string" calcext:value-type="string">
            <text:p>Eth lib dummy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D0</text:p>
          </table:table-cell>
          <table:table-cell table:style-name="ce15" office:value-type="string" calcext:value-type="string">
            <text:p>P8B2</text:p>
          </table:table-cell>
          <table:table-cell table:style-name="ce15" office:value-type="string" calcext:value-type="string">
            <text:p>P16A10</text:p>
          </table:table-cell>
          <table:table-cell table:style-name="ce13"/>
          <table:table-cell table:style-name="ce11" office:value-type="string" calcext:value-type="string">
            <text:p>xlink3_rx1</text:p>
          </table:table-cell>
          <table:table-cell table:style-name="ce13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16</text:p>
          </table:table-cell>
          <table:table-cell table:style-name="ce73" office:value-type="float" office:value="22" calcext:value-type="float">
            <text:p>22</text:p>
          </table:table-cell>
          <table:table-cell table:style-name="ce142" office:value-type="string" calcext:value-type="string">
            <text:p>n/a</text:p>
          </table:table-cell>
          <table:table-cell table:style-name="ce116" office:value-type="string" calcext:value-type="string">
            <text:p>Eth lib dummy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D1</text:p>
          </table:table-cell>
          <table:table-cell table:style-name="ce15" office:value-type="string" calcext:value-type="string">
            <text:p>P8B3</text:p>
          </table:table-cell>
          <table:table-cell table:style-name="ce15" office:value-type="string" calcext:value-type="string">
            <text:p>P16A11</text:p>
          </table:table-cell>
          <table:table-cell table:style-name="ce13"/>
          <table:table-cell table:style-name="ce11" office:value-type="string" calcext:value-type="string">
            <text:p>xlink3_rx0</text:p>
          </table:table-cell>
          <table:table-cell table:style-name="ce13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17</text:p>
          </table:table-cell>
          <table:table-cell table:style-name="ce73" office:value-type="float" office:value="23" calcext:value-type="float">
            <text:p>23</text:p>
          </table:table-cell>
          <table:table-cell table:style-name="ce143" office:value-type="string" calcext:value-type="string">
            <text:p>n/a</text:p>
          </table:table-cell>
          <table:table-cell table:style-name="ce116" office:value-type="string" calcext:value-type="string">
            <text:p>Eth lib dummy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D2</text:p>
          </table:table-cell>
          <table:table-cell table:style-name="ce15" office:value-type="string" calcext:value-type="string">
            <text:p>P8B4</text:p>
          </table:table-cell>
          <table:table-cell table:style-name="ce15" office:value-type="string" calcext:value-type="string">
            <text:p>P16A12</text:p>
          </table:table-cell>
          <table:table-cell table:style-name="ce13"/>
          <table:table-cell table:style-name="ce11" office:value-type="string" calcext:value-type="string">
            <text:p>xlink3_tx0</text:p>
          </table:table-cell>
          <table:table-cell table:style-name="ce13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18</text:p>
          </table:table-cell>
          <table:table-cell table:style-name="ce73" office:value-type="float" office:value="25" calcext:value-type="float">
            <text:p>25</text:p>
          </table:table-cell>
          <table:table-cell table:style-name="ce144" office:value-type="string" calcext:value-type="string">
            <text:p>n/a</text:p>
          </table:table-cell>
          <table:table-cell table:style-name="ce116" office:value-type="string" calcext:value-type="string">
            <text:p>Eth lib dummy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D3</text:p>
          </table:table-cell>
          <table:table-cell table:style-name="ce15" office:value-type="string" calcext:value-type="string">
            <text:p>P8B5</text:p>
          </table:table-cell>
          <table:table-cell table:style-name="ce15" office:value-type="string" calcext:value-type="string">
            <text:p>P16A13</text:p>
          </table:table-cell>
          <table:table-cell table:style-name="ce13"/>
          <table:table-cell table:style-name="ce11" office:value-type="string" calcext:value-type="string">
            <text:p>xlink3_tx1</text:p>
          </table:table-cell>
          <table:table-cell table:style-name="ce13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19</text:p>
          </table:table-cell>
          <table:table-cell table:style-name="ce73" office:value-type="float" office:value="26" calcext:value-type="float">
            <text:p>26</text:p>
          </table:table-cell>
          <table:table-cell table:style-name="ce145" office:value-type="string" calcext:value-type="string">
            <text:p>n/a</text:p>
          </table:table-cell>
          <table:table-cell table:style-name="ce116" office:value-type="string" calcext:value-type="string">
            <text:p>Eth lib dummy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C2</text:p>
          </table:table-cell>
          <table:table-cell table:style-name="ce15" office:value-type="string" calcext:value-type="string">
            <text:p>P8B6</text:p>
          </table:table-cell>
          <table:table-cell table:style-name="ce15" office:value-type="string" calcext:value-type="string">
            <text:p>P16A14</text:p>
          </table:table-cell>
          <table:table-cell table:style-name="ce15" office:value-type="string" calcext:value-type="string">
            <text:p>P32A30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20</text:p>
          </table:table-cell>
          <table:table-cell table:style-name="ce73" office:value-type="float" office:value="54" calcext:value-type="float">
            <text:p>54</text:p>
          </table:table-cell>
          <table:table-cell table:style-name="ce146" office:value-type="string" calcext:value-type="string">
            <text:p>n/a</text:p>
          </table:table-cell>
          <table:table-cell table:style-name="ce116" office:value-type="string" calcext:value-type="string">
            <text:p>Eth lib dummy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/>
          <table:table-cell table:style-name="ce13" office:value-type="string" calcext:value-type="string">
            <text:p>P4C3</text:p>
          </table:table-cell>
          <table:table-cell table:style-name="ce15" office:value-type="string" calcext:value-type="string">
            <text:p>P8B7</text:p>
          </table:table-cell>
          <table:table-cell table:style-name="ce15" office:value-type="string" calcext:value-type="string">
            <text:p>P16A15</text:p>
          </table:table-cell>
          <table:table-cell table:style-name="ce15" office:value-type="string" calcext:value-type="string">
            <text:p>P32A31</text:p>
          </table:table-cell>
          <table:table-cell table:style-name="ce13" table:number-columns-repeated="2"/>
          <table:table-cell table:style-name="ce31"/>
          <table:table-cell table:style-name="ce35" office:value-type="string" calcext:value-type="string">
            <text:p>IO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21</text:p>
          </table:table-cell>
          <table:table-cell table:style-name="ce73" office:value-type="float" office:value="55" calcext:value-type="float">
            <text:p>55</text:p>
          </table:table-cell>
          <table:table-cell table:style-name="ce147" office:value-type="string" calcext:value-type="string">
            <text:p>n/a</text:p>
          </table:table-cell>
          <table:table-cell table:style-name="ce116" office:value-type="string" calcext:value-type="string">
            <text:p>Eth lib dummy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5" office:value-type="string" calcext:value-type="string">
            <text:p>P1G0</text:p>
          </table:table-cell>
          <table:table-cell table:style-name="ce13" table:number-columns-repeated="4"/>
          <table:table-cell table:style-name="ce11" office:value-type="string" calcext:value-type="string">
            <text:p>xlink3_tx4</text:p>
          </table:table-cell>
          <table:table-cell table:style-name="ce13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22</text:p>
          </table:table-cell>
          <table:table-cell table:style-name="ce73" office:value-type="string" calcext:value-type="string">
            <text:p>N.C.</text:p>
          </table:table-cell>
          <table:table-cell table:style-name="ce73" table:number-columns-repeated="2"/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2" office:value-type="string" calcext:value-type="string">
            <text:p>P1H0</text:p>
          </table:table-cell>
          <table:table-cell table:style-name="ce13" table:number-columns-repeated="7"/>
          <table:table-cell table:style-name="ce36" office:value-type="string" calcext:value-type="string">
            <text:p>IOL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23</text:p>
          </table:table-cell>
          <table:table-cell table:style-name="ce76" office:value-type="string" calcext:value-type="string">
            <text:p>N.C.</text:p>
          </table:table-cell>
          <table:table-cell table:style-name="ce76" table:number-columns-repeated="2"/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2" office:value-type="string" calcext:value-type="string">
            <text:p>P1I0</text:p>
          </table:table-cell>
          <table:table-cell table:style-name="ce13" table:number-columns-repeated="7"/>
          <table:table-cell table:style-name="ce36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24</text:p>
          </table:table-cell>
          <table:table-cell table:style-name="ce77" office:value-type="string" calcext:value-type="string">
            <text:p>N.C.</text:p>
          </table:table-cell>
          <table:table-cell table:style-name="ce77" table:number-columns-repeated="2"/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2" office:value-type="string" calcext:value-type="string">
            <text:p>P1J0</text:p>
          </table:table-cell>
          <table:table-cell table:style-name="ce13" table:number-columns-repeated="7"/>
          <table:table-cell table:style-name="ce36" office:value-type="string" calcext:value-type="string">
            <text:p>IOR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25</text:p>
          </table:table-cell>
          <table:table-cell table:style-name="ce78" office:value-type="string" calcext:value-type="string">
            <text:p>N.C.</text:p>
          </table:table-cell>
          <table:table-cell table:style-name="ce78" table:number-columns-repeated="2"/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4" office:value-type="string" calcext:value-type="string">
            <text:p>P4E0</text:p>
          </table:table-cell>
          <table:table-cell table:style-name="ce14" office:value-type="string" calcext:value-type="string">
            <text:p>P8C0</text:p>
          </table:table-cell>
          <table:table-cell table:style-name="ce14" office:value-type="string" calcext:value-type="string">
            <text:p>P16B0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tx_clk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37" office:value-type="string" calcext:value-type="string">
            <text:p>X1D26</text:p>
          </table:table-cell>
          <table:table-cell table:style-name="ce73" office:value-type="float" office:value="112" calcext:value-type="float">
            <text:p>112</text:p>
          </table:table-cell>
          <table:table-cell table:style-name="ce84" office:value-type="string" calcext:value-type="string">
            <text:p>Out</text:p>
          </table:table-cell>
          <table:table-cell table:style-name="ce116" office:value-type="string" calcext:value-type="string">
            <text:p>TX_CLK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4" office:value-type="string" calcext:value-type="string">
            <text:p>P4E1</text:p>
          </table:table-cell>
          <table:table-cell table:style-name="ce14" office:value-type="string" calcext:value-type="string">
            <text:p>P8C1</text:p>
          </table:table-cell>
          <table:table-cell table:style-name="ce14" office:value-type="string" calcext:value-type="string">
            <text:p>P16B1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tx_ctl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37" office:value-type="string" calcext:value-type="string">
            <text:p>X1D27</text:p>
          </table:table-cell>
          <table:table-cell table:style-name="ce73" office:value-type="float" office:value="113" calcext:value-type="float">
            <text:p>113</text:p>
          </table:table-cell>
          <table:table-cell table:style-name="ce84" office:value-type="string" calcext:value-type="string">
            <text:p>Out</text:p>
          </table:table-cell>
          <table:table-cell table:style-name="ce116" office:value-type="string" calcext:value-type="string">
            <text:p>TX_CTL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4" office:value-type="string" calcext:value-type="string">
            <text:p>P4F0</text:p>
          </table:table-cell>
          <table:table-cell table:style-name="ce14" office:value-type="string" calcext:value-type="string">
            <text:p>P8C2</text:p>
          </table:table-cell>
          <table:table-cell table:style-name="ce14" office:value-type="string" calcext:value-type="string">
            <text:p>P16B2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rx_clk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28</text:p>
          </table:table-cell>
          <table:table-cell table:style-name="ce73" office:value-type="float" office:value="114" calcext:value-type="float">
            <text:p>114</text:p>
          </table:table-cell>
          <table:table-cell table:style-name="ce84" office:value-type="string" calcext:value-type="string">
            <text:p>In</text:p>
          </table:table-cell>
          <table:table-cell table:style-name="ce116" office:value-type="string" calcext:value-type="string">
            <text:p>RX_CLK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4" office:value-type="string" calcext:value-type="string">
            <text:p>P4F1</text:p>
          </table:table-cell>
          <table:table-cell table:style-name="ce14" office:value-type="string" calcext:value-type="string">
            <text:p>P8C3</text:p>
          </table:table-cell>
          <table:table-cell table:style-name="ce14" office:value-type="string" calcext:value-type="string">
            <text:p>P16B3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rx_ctl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29</text:p>
          </table:table-cell>
          <table:table-cell table:style-name="ce73" office:value-type="float" office:value="115" calcext:value-type="float">
            <text:p>115</text:p>
          </table:table-cell>
          <table:table-cell table:style-name="ce84" office:value-type="string" calcext:value-type="string">
            <text:p>In</text:p>
          </table:table-cell>
          <table:table-cell table:style-name="ce116" office:value-type="string" calcext:value-type="string">
            <text:p>RX_CTL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4" office:value-type="string" calcext:value-type="string">
            <text:p>P4F2</text:p>
          </table:table-cell>
          <table:table-cell table:style-name="ce14" office:value-type="string" calcext:value-type="string">
            <text:p>P8C4</text:p>
          </table:table-cell>
          <table:table-cell table:style-name="ce14" office:value-type="string" calcext:value-type="string">
            <text:p>P16B4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rx0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30</text:p>
          </table:table-cell>
          <table:table-cell table:style-name="ce73" office:value-type="float" office:value="116" calcext:value-type="float">
            <text:p>116</text:p>
          </table:table-cell>
          <table:table-cell table:style-name="ce84" office:value-type="string" calcext:value-type="string">
            <text:p>In</text:p>
          </table:table-cell>
          <table:table-cell table:style-name="ce116" office:value-type="string" calcext:value-type="string">
            <text:p>RX0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4" office:value-type="string" calcext:value-type="string">
            <text:p>P4F3</text:p>
          </table:table-cell>
          <table:table-cell table:style-name="ce14" office:value-type="string" calcext:value-type="string">
            <text:p>P8C5</text:p>
          </table:table-cell>
          <table:table-cell table:style-name="ce14" office:value-type="string" calcext:value-type="string">
            <text:p>P16B5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rx1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31</text:p>
          </table:table-cell>
          <table:table-cell table:style-name="ce73" office:value-type="float" office:value="117" calcext:value-type="float">
            <text:p>117</text:p>
          </table:table-cell>
          <table:table-cell table:style-name="ce148" office:value-type="string" calcext:value-type="string">
            <text:p>In</text:p>
          </table:table-cell>
          <table:table-cell table:style-name="ce116" office:value-type="string" calcext:value-type="string">
            <text:p>RX1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4" office:value-type="string" calcext:value-type="string">
            <text:p>P4E2</text:p>
          </table:table-cell>
          <table:table-cell table:style-name="ce14" office:value-type="string" calcext:value-type="string">
            <text:p>P8C6</text:p>
          </table:table-cell>
          <table:table-cell table:style-name="ce14" office:value-type="string" calcext:value-type="string">
            <text:p>P16B6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rx2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32</text:p>
          </table:table-cell>
          <table:table-cell table:style-name="ce73" office:value-type="float" office:value="118" calcext:value-type="float">
            <text:p>118</text:p>
          </table:table-cell>
          <table:table-cell table:style-name="ce149" office:value-type="string" calcext:value-type="string">
            <text:p>In</text:p>
          </table:table-cell>
          <table:table-cell table:style-name="ce116" office:value-type="string" calcext:value-type="string">
            <text:p>RX2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/>
          <table:table-cell table:style-name="ce14" office:value-type="string" calcext:value-type="string">
            <text:p>P4E3</text:p>
          </table:table-cell>
          <table:table-cell table:style-name="ce14" office:value-type="string" calcext:value-type="string">
            <text:p>P8C7</text:p>
          </table:table-cell>
          <table:table-cell table:style-name="ce14" office:value-type="string" calcext:value-type="string">
            <text:p>P16B7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rx3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33</text:p>
          </table:table-cell>
          <table:table-cell table:style-name="ce73" office:value-type="float" office:value="119" calcext:value-type="float">
            <text:p>119</text:p>
          </table:table-cell>
          <table:table-cell table:style-name="ce150" office:value-type="string" calcext:value-type="string">
            <text:p>In</text:p>
          </table:table-cell>
          <table:table-cell table:style-name="ce116" office:value-type="string" calcext:value-type="string">
            <text:p>RX3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5" office:value-type="string" calcext:value-type="string">
            <text:p>P1K0</text:p>
          </table:table-cell>
          <table:table-cell table:style-name="ce13" table:number-columns-repeated="4"/>
          <table:table-cell table:style-name="ce11" office:value-type="string" calcext:value-type="string">
            <text:p>xlink0_tx2</text:p>
          </table:table-cell>
          <table:table-cell table:style-name="ce13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34</text:p>
          </table:table-cell>
          <table:table-cell table:style-name="ce79" office:value-type="string" calcext:value-type="string">
            <text:p>N.C.</text:p>
          </table:table-cell>
          <table:table-cell table:style-name="ce79" table:number-columns-repeated="2"/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 office:value-type="string" calcext:value-type="string">
            <text:p>P1L0</text:p>
          </table:table-cell>
          <table:table-cell table:style-name="ce13" table:number-columns-repeated="4"/>
          <table:table-cell table:style-name="ce11" office:value-type="string" calcext:value-type="string">
            <text:p>xlink0_tx3</text:p>
          </table:table-cell>
          <table:table-cell table:style-name="ce13"/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35</text:p>
          </table:table-cell>
          <table:table-cell table:style-name="ce73" office:value-type="float" office:value="13" calcext:value-type="float">
            <text:p>13</text:p>
          </table:table-cell>
          <table:table-cell table:style-name="ce84" office:value-type="string" calcext:value-type="string">
            <text:p>In</text:p>
          </table:table-cell>
          <table:table-cell table:style-name="ce11" office:value-type="string" calcext:value-type="string">
            <text:p>SPI_INT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 office:value-type="string" calcext:value-type="string">
            <text:p>P1M0</text:p>
          </table:table-cell>
          <table:table-cell table:style-name="ce13"/>
          <table:table-cell table:style-name="ce13" office:value-type="string" calcext:value-type="string">
            <text:p>P8D0</text:p>
          </table:table-cell>
          <table:table-cell table:style-name="ce13" office:value-type="string" calcext:value-type="string">
            <text:p>P16B8</text:p>
          </table:table-cell>
          <table:table-cell table:style-name="ce13"/>
          <table:table-cell table:style-name="ce11" office:value-type="string" calcext:value-type="string">
            <text:p>xlink0_tx4</text:p>
          </table:table-cell>
          <table:table-cell table:style-name="ce13"/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36</text:p>
          </table:table-cell>
          <table:table-cell table:style-name="ce73" office:value-type="float" office:value="15" calcext:value-type="float">
            <text:p>15</text:p>
          </table:table-cell>
          <table:table-cell table:style-name="ce151" office:value-type="string" calcext:value-type="string">
            <text:p>In</text:p>
          </table:table-cell>
          <table:table-cell table:style-name="ce116" office:value-type="string" calcext:value-type="string">
            <text:p>ETH_RX_ER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3" office:value-type="string" calcext:value-type="string">
            <text:p>P1N0</text:p>
          </table:table-cell>
          <table:table-cell table:style-name="ce13"/>
          <table:table-cell table:style-name="ce13" office:value-type="string" calcext:value-type="string">
            <text:p>P8D1</text:p>
          </table:table-cell>
          <table:table-cell table:style-name="ce13" office:value-type="string" calcext:value-type="string">
            <text:p>P16B9</text:p>
          </table:table-cell>
          <table:table-cell table:style-name="ce13"/>
          <table:table-cell table:style-name="ce11" office:value-type="string" calcext:value-type="string">
            <text:p>xlink3_rx4</text:p>
          </table:table-cell>
          <table:table-cell table:style-name="ce13"/>
          <table:table-cell table:style-name="ce1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37</text:p>
          </table:table-cell>
          <table:table-cell table:style-name="ce73" office:value-type="float" office:value="18" calcext:value-type="float">
            <text:p>18</text:p>
          </table:table-cell>
          <table:table-cell table:style-name="ce84" office:value-type="string" calcext:value-type="string">
            <text:p>Out</text:p>
          </table:table-cell>
          <table:table-cell table:style-name="ce116" office:value-type="string" calcext:value-type="string">
            <text:p>ETH_RST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4" office:value-type="string" calcext:value-type="string">
            <text:p>P1O0</text:p>
          </table:table-cell>
          <table:table-cell table:style-name="ce13"/>
          <table:table-cell table:style-name="ce14" office:value-type="string" calcext:value-type="string">
            <text:p>P8D2</text:p>
          </table:table-cell>
          <table:table-cell table:style-name="ce14" office:value-type="string" calcext:value-type="string">
            <text:p>P16B10</text:p>
          </table:table-cell>
          <table:table-cell table:style-name="ce13"/>
          <table:table-cell table:style-name="ce11" office:value-type="string" calcext:value-type="string">
            <text:p>xlink3_rx3</text:p>
          </table:table-cell>
          <table:table-cell table:style-name="ce13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38</text:p>
          </table:table-cell>
          <table:table-cell table:style-name="ce73" office:value-type="float" office:value="20" calcext:value-type="float">
            <text:p>20</text:p>
          </table:table-cell>
          <table:table-cell table:style-name="ce84" table:number-columns-repeated="2"/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4" office:value-type="string" calcext:value-type="string">
            <text:p>P1P0</text:p>
          </table:table-cell>
          <table:table-cell table:style-name="ce13"/>
          <table:table-cell table:style-name="ce14" office:value-type="string" calcext:value-type="string">
            <text:p>P8D3</text:p>
          </table:table-cell>
          <table:table-cell table:style-name="ce14" office:value-type="string" calcext:value-type="string">
            <text:p>P16B11</text:p>
          </table:table-cell>
          <table:table-cell table:style-name="ce13"/>
          <table:table-cell table:style-name="ce11" office:value-type="string" calcext:value-type="string">
            <text:p>xlink3_rx2</text:p>
          </table:table-cell>
          <table:table-cell table:style-name="ce13"/>
          <table:table-cell table:style-name="ce31"/>
          <table:table-cell table:style-name="ce35" office:value-type="string" calcext:value-type="string">
            <text:p>IOL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string" calcext:value-type="string">
            <text:p>X1D39</text:p>
          </table:table-cell>
          <table:table-cell table:style-name="ce73" office:value-type="float" office:value="21" calcext:value-type="float">
            <text:p>21</text:p>
          </table:table-cell>
          <table:table-cell table:style-name="ce84" table:number-columns-repeated="2"/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table:number-columns-repeated="2"/>
          <table:table-cell table:style-name="ce14" office:value-type="string" calcext:value-type="string">
            <text:p>P8D4</text:p>
          </table:table-cell>
          <table:table-cell table:style-name="ce14" office:value-type="string" calcext:value-type="string">
            <text:p>P16B12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tx3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37" office:value-type="string" calcext:value-type="string">
            <text:p>X1D40</text:p>
          </table:table-cell>
          <table:table-cell table:style-name="ce73" office:value-type="float" office:value="106" calcext:value-type="float">
            <text:p>106</text:p>
          </table:table-cell>
          <table:table-cell table:style-name="ce84" office:value-type="string" calcext:value-type="string">
            <text:p>In/out</text:p>
          </table:table-cell>
          <table:table-cell table:style-name="ce116" office:value-type="string" calcext:value-type="string">
            <text:p>TX3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table:number-columns-repeated="2"/>
          <table:table-cell table:style-name="ce14" office:value-type="string" calcext:value-type="string">
            <text:p>P8D5</text:p>
          </table:table-cell>
          <table:table-cell table:style-name="ce14" office:value-type="string" calcext:value-type="string">
            <text:p>P16B13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tx2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37" office:value-type="string" calcext:value-type="string">
            <text:p>X1D41</text:p>
          </table:table-cell>
          <table:table-cell table:style-name="ce73" office:value-type="float" office:value="107" calcext:value-type="float">
            <text:p>107</text:p>
          </table:table-cell>
          <table:table-cell table:style-name="ce84" office:value-type="string" calcext:value-type="string">
            <text:p>Out</text:p>
          </table:table-cell>
          <table:table-cell table:style-name="ce116" office:value-type="string" calcext:value-type="string">
            <text:p>TX2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table:number-columns-repeated="2"/>
          <table:table-cell table:style-name="ce14" office:value-type="string" calcext:value-type="string">
            <text:p>P8D6</text:p>
          </table:table-cell>
          <table:table-cell table:style-name="ce14" office:value-type="string" calcext:value-type="string">
            <text:p>P16B14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tx1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37" office:value-type="string" calcext:value-type="string">
            <text:p>X1D42</text:p>
          </table:table-cell>
          <table:table-cell table:style-name="ce73" office:value-type="float" office:value="108" calcext:value-type="float">
            <text:p>108</text:p>
          </table:table-cell>
          <table:table-cell table:style-name="ce84" office:value-type="string" calcext:value-type="string">
            <text:p>Out</text:p>
          </table:table-cell>
          <table:table-cell table:style-name="ce116" office:value-type="string" calcext:value-type="string">
            <text:p>TX1</text:p>
          </table:table-cell>
          <table:table-cell table:number-columns-repeated="1007"/>
        </table:table-row>
        <table:table-row table:style-name="ro2">
          <table:table-cell/>
          <table:covered-table-cell table:style-name="ce29"/>
          <table:table-cell table:style-name="ce11" table:number-columns-repeated="2"/>
          <table:table-cell table:style-name="ce14" office:value-type="string" calcext:value-type="string">
            <text:p>P8D7</text:p>
          </table:table-cell>
          <table:table-cell table:style-name="ce14" office:value-type="string" calcext:value-type="string">
            <text:p>P16B15</text:p>
          </table:table-cell>
          <table:table-cell table:style-name="ce11"/>
          <table:table-cell table:style-name="ce13" table:number-columns-repeated="2"/>
          <table:table-cell table:style-name="ce32" office:value-type="string" calcext:value-type="string">
            <text:p>tx0</text:p>
          </table:table-cell>
          <table:table-cell table:style-name="ce35" office:value-type="string" calcext:value-type="string">
            <text:p>IOT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37" office:value-type="string" calcext:value-type="string">
            <text:p>X1D43</text:p>
          </table:table-cell>
          <table:table-cell table:style-name="ce73" office:value-type="float" office:value="109" calcext:value-type="float">
            <text:p>109</text:p>
          </table:table-cell>
          <table:table-cell table:style-name="ce84" office:value-type="string" calcext:value-type="string">
            <text:p>Out</text:p>
          </table:table-cell>
          <table:table-cell table:style-name="ce116" office:value-type="string" calcext:value-type="string">
            <text:p>TX0</text:p>
          </table:table-cell>
          <table:table-cell table:number-columns-repeated="1007"/>
        </table:table-row>
        <table:table-row table:style-name="ro7">
          <table:table-cell/>
          <table:table-cell table:style-name="ce6" office:value-type="string" calcext:value-type="string" table:number-columns-spanned="1" table:number-rows-spanned="6">
            <text:p>USB 0</text:p>
          </table:table-cell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USB_DM</text:p>
          </table:table-cell>
          <table:table-cell table:style-name="ce80" office:value-type="float" office:value="47" calcext:value-type="float">
            <text:p>47</text:p>
          </table:table-cell>
          <table:table-cell table:style-name="ce152"/>
          <table:table-cell table:style-name="ce115" office:value-type="string" calcext:value-type="string">
            <text:p>USB_D_N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USB_DP</text:p>
          </table:table-cell>
          <table:table-cell table:style-name="ce80" office:value-type="float" office:value="46" calcext:value-type="float">
            <text:p>46</text:p>
          </table:table-cell>
          <table:table-cell table:style-name="ce152"/>
          <table:table-cell table:style-name="ce115" office:value-type="string" calcext:value-type="string">
            <text:p>USB_D_P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USB_ID</text:p>
          </table:table-cell>
          <table:table-cell table:style-name="ce80" office:value-type="float" office:value="43" calcext:value-type="float">
            <text:p>43</text:p>
          </table:table-cell>
          <table:table-cell table:style-name="ce152"/>
          <table:table-cell table:style-name="ce115" office:value-type="string" calcext:value-type="string">
            <text:p>TP6 (test point)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USB_RTUNE</text:p>
          </table:table-cell>
          <table:table-cell table:style-name="ce80" office:value-type="float" office:value="48" calcext:value-type="float">
            <text:p>48</text:p>
          </table:table-cell>
          <table:table-cell table:style-name="ce152"/>
          <table:table-cell table:style-name="ce115" office:value-type="string" calcext:value-type="string">
            <text:p>Resistor 43R2 to GND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USB_VBUS</text:p>
          </table:table-cell>
          <table:table-cell table:style-name="ce80" office:value-type="float" office:value="45" calcext:value-type="float">
            <text:p>45</text:p>
          </table:table-cell>
          <table:table-cell table:style-name="ce152"/>
          <table:table-cell table:style-name="ce115" office:value-type="string" calcext:value-type="string">
            <text:p>USB_VBUS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USB_VDD</text:p>
          </table:table-cell>
          <table:table-cell table:style-name="ce80" office:value-type="string" calcext:value-type="string">
            <text:p>49</text:p>
          </table:table-cell>
          <table:table-cell table:style-name="ce153"/>
          <table:table-cell table:style-name="ce115" office:value-type="string" calcext:value-type="string">
            <text:p>1V0</text:p>
          </table:table-cell>
          <table:table-cell table:number-columns-repeated="1007"/>
        </table:table-row>
        <table:table-row table:style-name="ro2">
          <table:table-cell/>
          <table:table-cell table:style-name="ce38" office:value-type="string" calcext:value-type="string" table:number-columns-spanned="1" table:number-rows-spanned="16">
            <text:p>Power/Gnd/JTAG</text:p>
          </table:table-cell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CLK</text:p>
          </table:table-cell>
          <table:table-cell table:style-name="ce80" office:value-type="float" office:value="125" calcext:value-type="float">
            <text:p>125</text:p>
          </table:table-cell>
          <table:table-cell table:style-name="ce154"/>
          <table:table-cell table:style-name="ce112" office:value-type="string" calcext:value-type="string">
            <text:p>24M_CLK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RST_N</text:p>
          </table:table-cell>
          <table:table-cell table:style-name="ce80" office:value-type="float" office:value="124" calcext:value-type="float">
            <text:p>124</text:p>
          </table:table-cell>
          <table:table-cell table:style-name="ce154"/>
          <table:table-cell table:style-name="ce112" office:value-type="string" calcext:value-type="string">
            <text:p>RST_N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TCK</text:p>
          </table:table-cell>
          <table:table-cell table:style-name="ce80" office:value-type="float" office:value="128" calcext:value-type="float">
            <text:p>128</text:p>
          </table:table-cell>
          <table:table-cell table:style-name="ce154"/>
          <table:table-cell table:style-name="ce112" office:value-type="string" calcext:value-type="string">
            <text:p>TCK (Debug)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TDI</text:p>
          </table:table-cell>
          <table:table-cell table:style-name="ce80" office:value-type="float" office:value="2" calcext:value-type="float">
            <text:p>2</text:p>
          </table:table-cell>
          <table:table-cell table:style-name="ce154"/>
          <table:table-cell table:style-name="ce112" office:value-type="string" calcext:value-type="string">
            <text:p>TDI (Debug)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TDO</text:p>
          </table:table-cell>
          <table:table-cell table:style-name="ce80" office:value-type="float" office:value="1" calcext:value-type="float">
            <text:p>1</text:p>
          </table:table-cell>
          <table:table-cell table:style-name="ce154"/>
          <table:table-cell table:style-name="ce112" office:value-type="string" calcext:value-type="string">
            <text:p>TDO (Debug)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TMS</text:p>
          </table:table-cell>
          <table:table-cell table:style-name="ce80" office:value-type="float" office:value="127" calcext:value-type="float">
            <text:p>127</text:p>
          </table:table-cell>
          <table:table-cell table:style-name="ce154"/>
          <table:table-cell table:style-name="ce112" office:value-type="string" calcext:value-type="string">
            <text:p>TMS (Debug)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TRST_N</text:p>
          </table:table-cell>
          <table:table-cell table:style-name="ce80" office:value-type="float" office:value="123" calcext:value-type="float">
            <text:p>123</text:p>
          </table:table-cell>
          <table:table-cell table:style-name="ce154"/>
          <table:table-cell table:style-name="ce112" office:value-type="string" calcext:value-type="string">
            <text:p>RST_N</text:p>
          </table:table-cell>
          <table:table-cell table:number-columns-repeated="1007"/>
        </table:table-row>
        <table:table-row table:style-name="ro4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PLL_AVDD</text:p>
          </table:table-cell>
          <table:table-cell table:style-name="ce80" office:value-type="float" office:value="103" calcext:value-type="float">
            <text:p>103</text:p>
          </table:table-cell>
          <table:table-cell table:style-name="ce153"/>
          <table:table-cell table:style-name="ce112" office:value-type="string" calcext:value-type="string">
            <text:p>1V0</text:p>
          </table:table-cell>
          <table:table-cell table:number-columns-repeated="1007"/>
        </table:table-row>
        <table:table-row table:style-name="ro4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PLL_AGND</text:p>
          </table:table-cell>
          <table:table-cell table:style-name="ce80" office:value-type="float" office:value="104" calcext:value-type="float">
            <text:p>104</text:p>
          </table:table-cell>
          <table:table-cell table:style-name="ce153"/>
          <table:table-cell table:style-name="ce112" office:value-type="string" calcext:value-type="string">
            <text:p>GND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OTP_VCC</text:p>
          </table:table-cell>
          <table:table-cell table:style-name="ce80" office:value-type="string" calcext:value-type="string">
            <text:p>105</text:p>
          </table:table-cell>
          <table:table-cell table:style-name="ce153"/>
          <table:table-cell table:style-name="ce112" office:value-type="string" calcext:value-type="string">
            <text:p>3V3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VSS</text:p>
          </table:table-cell>
          <table:table-cell table:style-name="ce80" office:value-type="string" calcext:value-type="string">
            <text:p>PADDLE</text:p>
          </table:table-cell>
          <table:table-cell table:style-name="ce153"/>
          <table:table-cell table:style-name="ce112" office:value-type="string" calcext:value-type="string">
            <text:p>GND</text:p>
          </table:table-cell>
          <table:table-cell table:number-columns-repeated="1007"/>
        </table:table-row>
        <table:table-row table:style-name="ro8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VDD</text:p>
          </table:table-cell>
          <table:table-cell table:style-name="ce81" office:value-type="string" calcext:value-type="string">
            <text:p>101 102 11 120 126 16 17 24 36 41 56 60 73 80 81 87</text:p>
          </table:table-cell>
          <table:table-cell table:style-name="ce155"/>
          <table:table-cell table:style-name="ce112" office:value-type="string" calcext:value-type="string">
            <text:p>1V0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USB_VDD33</text:p>
          </table:table-cell>
          <table:table-cell table:style-name="ce80" office:value-type="string" calcext:value-type="string">
            <text:p>44</text:p>
          </table:table-cell>
          <table:table-cell table:style-name="ce153"/>
          <table:table-cell table:style-name="ce115" office:value-type="string" calcext:value-type="string">
            <text:p>3V3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VDDIOL</text:p>
          </table:table-cell>
          <table:table-cell table:style-name="ce81" office:value-type="string" calcext:value-type="string">
            <text:p>6 14 19 29 42</text:p>
          </table:table-cell>
          <table:table-cell table:style-name="ce155"/>
          <table:table-cell table:style-name="ce112" office:value-type="string" calcext:value-type="string">
            <text:p>3V3</text:p>
          </table:table-cell>
          <table:table-cell table:number-columns-repeated="1007"/>
        </table:table-row>
        <table:table-row table:style-name="ro3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VDDIOR</text:p>
          </table:table-cell>
          <table:table-cell table:style-name="ce81" office:value-type="string" calcext:value-type="string">
            <text:p>52 67 78 83 92</text:p>
          </table:table-cell>
          <table:table-cell table:style-name="ce155"/>
          <table:table-cell table:style-name="ce112" office:value-type="string" calcext:value-type="string">
            <text:p>3V3</text:p>
          </table:table-cell>
          <table:table-cell table:number-columns-repeated="1007"/>
        </table:table-row>
        <table:table-row table:style-name="ro2">
          <table:table-cell/>
          <table:covered-table-cell table:style-name="ce38"/>
          <table:table-cell table:style-name="ce13" table:number-columns-repeated="8"/>
          <table:table-cell table:style-name="ce36" table:number-columns-repeated="3"/>
          <table:table-cell table:style-name="ce37" office:value-type="string" calcext:value-type="string">
            <text:p>VDDIOT</text:p>
          </table:table-cell>
          <table:table-cell table:style-name="ce80" office:value-type="string" calcext:value-type="string">
            <text:p>110 111</text:p>
          </table:table-cell>
          <table:table-cell table:style-name="ce153"/>
          <table:table-cell table:style-name="ce112" office:value-type="string" calcext:value-type="string">
            <text:p>3V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number-columns-repeated="16"/>
          <table:table-cell table:style-name="Default"/>
          <table:table-cell table:number-columns-repeated="1007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Titles" table:base-cell-address="$'xCORE-200_PortMap'.$A$1" table:cell-range-address="$'xCORE-200_PortMap'.$A$1:.$AMJ$8" table:range-usable-as="repeat-column repeat-row"/>
        </table:named-expressions>
        <calcext:conditional-formats>
          <calcext:conditional-format calcext:target-range-address="'xCORE-200_PortMap'.O114:'xCORE-200_PortMap'.P114 'xCORE-200_PortMap'.O116:'xCORE-200_PortMap'.P117 'xCORE-200_PortMap'.O9:'xCORE-200_PortMap'.O64 'xCORE-200_PortMap'.O67:'xCORE-200_PortMap'.O74 'xCORE-200_PortMap'.O79:'xCORE-200_PortMap'.O86 'xCORE-200_PortMap'.O75:'xCORE-200_PortMap'.Q75 'xCORE-200_PortMap'.O88:'xCORE-200_PortMap'.O118 'xCORE-200_PortMap'.P11:'xCORE-200_PortMap'.P11 'xCORE-200_PortMap'.P20:'xCORE-200_PortMap'.P21 'xCORE-200_PortMap'.P35:'xCORE-200_PortMap'.P42 'xCORE-200_PortMap'.P44:'xCORE-200_PortMap'.P44 'xCORE-200_PortMap'.P47:'xCORE-200_PortMap'.P49 'xCORE-200_PortMap'.P55:'xCORE-200_PortMap'.P55 'xCORE-200_PortMap'.P63:'xCORE-200_PortMap'.P64 'xCORE-200_PortMap'.P79:'xCORE-200_PortMap'.P83 'xCORE-200_PortMap'.P88:'xCORE-200_PortMap'.P88 'xCORE-200_PortMap'.P90:'xCORE-200_PortMap'.P90 'xCORE-200_PortMap'.P91:'xCORE-200_PortMap'.Q92 'xCORE-200_PortMap'.P93:'xCORE-200_PortMap'.P113 'xCORE-200_PortMap'.P115:'xCORE-200_PortMap'.P115 'xCORE-200_PortMap'.P118:'xCORE-200_PortMap'.P118">
            <calcext:condition calcext:apply-style-name="Excel_CondFormat_1_5_1" calcext:value="formula-is(LEN(TRIM([.O9]))=0)" calcext:base-cell-address="'xCORE-200_PortMap'.O9"/>
          </calcext:conditional-format>
          <calcext:conditional-format calcext:target-range-address="'xCORE-200_PortMap'.Q54:'xCORE-200_PortMap'.Q54">
            <calcext:condition calcext:apply-style-name="Excel_CondFormat_1_5_1" calcext:value="formula-is(LEN(TRIM([.Q55]))=0)" calcext:base-cell-address="'xCORE-200_PortMap'.Q54"/>
          </calcext:conditional-format>
          <calcext:conditional-format calcext:target-range-address="'xCORE-200_PortMap'.O65:'xCORE-200_PortMap'.Q65">
            <calcext:condition calcext:apply-style-name="Excel_CondFormat_1_5_1" calcext:value="formula-is(LEN(TRIM([.O65]))=0)" calcext:base-cell-address="'xCORE-200_PortMap'.O65"/>
          </calcext:conditional-format>
          <calcext:conditional-format calcext:target-range-address="'xCORE-200_PortMap'.O66:'xCORE-200_PortMap'.Q66">
            <calcext:condition calcext:apply-style-name="Excel_CondFormat_1_5_1" calcext:value="formula-is(LEN(TRIM([.O66]))=0)" calcext:base-cell-address="'xCORE-200_PortMap'.O66"/>
          </calcext:conditional-format>
          <calcext:conditional-format calcext:target-range-address="'xCORE-200_PortMap'.O76:'xCORE-200_PortMap'.Q76">
            <calcext:condition calcext:apply-style-name="Excel_CondFormat_1_5_1" calcext:value="formula-is(LEN(TRIM([.O76]))=0)" calcext:base-cell-address="'xCORE-200_PortMap'.O76"/>
          </calcext:conditional-format>
          <calcext:conditional-format calcext:target-range-address="'xCORE-200_PortMap'.O77:'xCORE-200_PortMap'.Q77">
            <calcext:condition calcext:apply-style-name="Excel_CondFormat_1_5_1" calcext:value="formula-is(LEN(TRIM([.O77]))=0)" calcext:base-cell-address="'xCORE-200_PortMap'.O77"/>
          </calcext:conditional-format>
          <calcext:conditional-format calcext:target-range-address="'xCORE-200_PortMap'.O78:'xCORE-200_PortMap'.Q78">
            <calcext:condition calcext:apply-style-name="Excel_CondFormat_1_5_1" calcext:value="formula-is(LEN(TRIM([.O78]))=0)" calcext:base-cell-address="'xCORE-200_PortMap'.O78"/>
          </calcext:conditional-format>
          <calcext:conditional-format calcext:target-range-address="'xCORE-200_PortMap'.O87:'xCORE-200_PortMap'.Q87">
            <calcext:condition calcext:apply-style-name="Excel_CondFormat_1_5_1" calcext:value="formula-is(LEN(TRIM([.O87]))=0)" calcext:base-cell-address="'xCORE-200_PortMap'.O87"/>
          </calcext:conditional-format>
          <calcext:conditional-format calcext:target-range-address="'xCORE-200_PortMap'.P9:'xCORE-200_PortMap'.P9">
            <calcext:condition calcext:apply-style-name="Excel_CondFormat_1_5_1" calcext:value="formula-is(LEN(TRIM([.P9]))=0)" calcext:base-cell-address="'xCORE-200_PortMap'.P9"/>
          </calcext:conditional-format>
          <calcext:conditional-format calcext:target-range-address="'xCORE-200_PortMap'.P10:'xCORE-200_PortMap'.P10">
            <calcext:condition calcext:apply-style-name="Excel_CondFormat_1_5_1" calcext:value="formula-is(LEN(TRIM([.P10]))=0)" calcext:base-cell-address="'xCORE-200_PortMap'.P10"/>
          </calcext:conditional-format>
          <calcext:conditional-format calcext:target-range-address="'xCORE-200_PortMap'.P12:'xCORE-200_PortMap'.P12">
            <calcext:condition calcext:apply-style-name="Excel_CondFormat_1_5_1" calcext:value="formula-is(LEN(TRIM([.P12]))=0)" calcext:base-cell-address="'xCORE-200_PortMap'.P12"/>
          </calcext:conditional-format>
          <calcext:conditional-format calcext:target-range-address="'xCORE-200_PortMap'.P13:'xCORE-200_PortMap'.P13">
            <calcext:condition calcext:apply-style-name="Excel_CondFormat_1_5_1" calcext:value="formula-is(LEN(TRIM([.P13]))=0)" calcext:base-cell-address="'xCORE-200_PortMap'.P13"/>
          </calcext:conditional-format>
          <calcext:conditional-format calcext:target-range-address="'xCORE-200_PortMap'.P14:'xCORE-200_PortMap'.P14">
            <calcext:condition calcext:apply-style-name="Excel_CondFormat_1_5_1" calcext:value="formula-is(LEN(TRIM([.P14]))=0)" calcext:base-cell-address="'xCORE-200_PortMap'.P14"/>
          </calcext:conditional-format>
          <calcext:conditional-format calcext:target-range-address="'xCORE-200_PortMap'.P15:'xCORE-200_PortMap'.P15">
            <calcext:condition calcext:apply-style-name="Excel_CondFormat_1_5_1" calcext:value="formula-is(LEN(TRIM([.P15]))=0)" calcext:base-cell-address="'xCORE-200_PortMap'.P15"/>
          </calcext:conditional-format>
          <calcext:conditional-format calcext:target-range-address="'xCORE-200_PortMap'.P16:'xCORE-200_PortMap'.P16">
            <calcext:condition calcext:apply-style-name="Excel_CondFormat_1_5_1" calcext:value="formula-is(LEN(TRIM([.P16]))=0)" calcext:base-cell-address="'xCORE-200_PortMap'.P16"/>
          </calcext:conditional-format>
          <calcext:conditional-format calcext:target-range-address="'xCORE-200_PortMap'.P17:'xCORE-200_PortMap'.P17">
            <calcext:condition calcext:apply-style-name="Excel_CondFormat_1_5_1" calcext:value="formula-is(LEN(TRIM([.P17]))=0)" calcext:base-cell-address="'xCORE-200_PortMap'.P17"/>
          </calcext:conditional-format>
          <calcext:conditional-format calcext:target-range-address="'xCORE-200_PortMap'.P18:'xCORE-200_PortMap'.P18">
            <calcext:condition calcext:apply-style-name="Excel_CondFormat_1_5_1" calcext:value="formula-is(LEN(TRIM([.P18]))=0)" calcext:base-cell-address="'xCORE-200_PortMap'.P18"/>
          </calcext:conditional-format>
          <calcext:conditional-format calcext:target-range-address="'xCORE-200_PortMap'.P19:'xCORE-200_PortMap'.P19">
            <calcext:condition calcext:apply-style-name="Excel_CondFormat_1_5_1" calcext:value="formula-is(LEN(TRIM([.P19]))=0)" calcext:base-cell-address="'xCORE-200_PortMap'.P19"/>
          </calcext:conditional-format>
          <calcext:conditional-format calcext:target-range-address="'xCORE-200_PortMap'.P22:'xCORE-200_PortMap'.P22">
            <calcext:condition calcext:apply-style-name="Excel_CondFormat_1_5_1" calcext:value="formula-is(LEN(TRIM([.P22]))=0)" calcext:base-cell-address="'xCORE-200_PortMap'.P22"/>
          </calcext:conditional-format>
          <calcext:conditional-format calcext:target-range-address="'xCORE-200_PortMap'.P23:'xCORE-200_PortMap'.P23">
            <calcext:condition calcext:apply-style-name="Excel_CondFormat_1_5_1" calcext:value="formula-is(LEN(TRIM([.P23]))=0)" calcext:base-cell-address="'xCORE-200_PortMap'.P23"/>
          </calcext:conditional-format>
          <calcext:conditional-format calcext:target-range-address="'xCORE-200_PortMap'.P24:'xCORE-200_PortMap'.P24">
            <calcext:condition calcext:apply-style-name="Excel_CondFormat_1_5_1" calcext:value="formula-is(LEN(TRIM([.P24]))=0)" calcext:base-cell-address="'xCORE-200_PortMap'.P24"/>
          </calcext:conditional-format>
          <calcext:conditional-format calcext:target-range-address="'xCORE-200_PortMap'.P25:'xCORE-200_PortMap'.P25">
            <calcext:condition calcext:apply-style-name="Excel_CondFormat_1_5_1" calcext:value="formula-is(LEN(TRIM([.P25]))=0)" calcext:base-cell-address="'xCORE-200_PortMap'.P25"/>
          </calcext:conditional-format>
          <calcext:conditional-format calcext:target-range-address="'xCORE-200_PortMap'.P26:'xCORE-200_PortMap'.P26">
            <calcext:condition calcext:apply-style-name="Excel_CondFormat_1_5_1" calcext:value="formula-is(LEN(TRIM([.P26]))=0)" calcext:base-cell-address="'xCORE-200_PortMap'.P26"/>
          </calcext:conditional-format>
          <calcext:conditional-format calcext:target-range-address="'xCORE-200_PortMap'.P27:'xCORE-200_PortMap'.P27">
            <calcext:condition calcext:apply-style-name="Excel_CondFormat_1_5_1" calcext:value="formula-is(LEN(TRIM([.P27]))=0)" calcext:base-cell-address="'xCORE-200_PortMap'.P27"/>
          </calcext:conditional-format>
          <calcext:conditional-format calcext:target-range-address="'xCORE-200_PortMap'.P28:'xCORE-200_PortMap'.P28">
            <calcext:condition calcext:apply-style-name="Excel_CondFormat_1_5_1" calcext:value="formula-is(LEN(TRIM([.P28]))=0)" calcext:base-cell-address="'xCORE-200_PortMap'.P28"/>
          </calcext:conditional-format>
          <calcext:conditional-format calcext:target-range-address="'xCORE-200_PortMap'.P29:'xCORE-200_PortMap'.P29">
            <calcext:condition calcext:apply-style-name="Excel_CondFormat_1_5_1" calcext:value="formula-is(LEN(TRIM([.P29]))=0)" calcext:base-cell-address="'xCORE-200_PortMap'.P29"/>
          </calcext:conditional-format>
          <calcext:conditional-format calcext:target-range-address="'xCORE-200_PortMap'.P30:'xCORE-200_PortMap'.P30">
            <calcext:condition calcext:apply-style-name="Excel_CondFormat_1_5_1" calcext:value="formula-is(LEN(TRIM([.P30]))=0)" calcext:base-cell-address="'xCORE-200_PortMap'.P30"/>
          </calcext:conditional-format>
          <calcext:conditional-format calcext:target-range-address="'xCORE-200_PortMap'.P31:'xCORE-200_PortMap'.P31">
            <calcext:condition calcext:apply-style-name="Excel_CondFormat_1_5_1" calcext:value="formula-is(LEN(TRIM([.P31]))=0)" calcext:base-cell-address="'xCORE-200_PortMap'.P31"/>
          </calcext:conditional-format>
          <calcext:conditional-format calcext:target-range-address="'xCORE-200_PortMap'.P32:'xCORE-200_PortMap'.P32">
            <calcext:condition calcext:apply-style-name="Excel_CondFormat_1_5_1" calcext:value="formula-is(LEN(TRIM([.P32]))=0)" calcext:base-cell-address="'xCORE-200_PortMap'.P32"/>
          </calcext:conditional-format>
          <calcext:conditional-format calcext:target-range-address="'xCORE-200_PortMap'.P33:'xCORE-200_PortMap'.P33">
            <calcext:condition calcext:apply-style-name="Excel_CondFormat_1_5_1" calcext:value="formula-is(LEN(TRIM([.P33]))=0)" calcext:base-cell-address="'xCORE-200_PortMap'.P33"/>
          </calcext:conditional-format>
          <calcext:conditional-format calcext:target-range-address="'xCORE-200_PortMap'.P34:'xCORE-200_PortMap'.P34">
            <calcext:condition calcext:apply-style-name="Excel_CondFormat_1_5_1" calcext:value="formula-is(LEN(TRIM([.P34]))=0)" calcext:base-cell-address="'xCORE-200_PortMap'.P34"/>
          </calcext:conditional-format>
          <calcext:conditional-format calcext:target-range-address="'xCORE-200_PortMap'.P43:'xCORE-200_PortMap'.P43">
            <calcext:condition calcext:apply-style-name="Excel_CondFormat_1_5_1" calcext:value="formula-is(LEN(TRIM([.P43]))=0)" calcext:base-cell-address="'xCORE-200_PortMap'.P43"/>
          </calcext:conditional-format>
          <calcext:conditional-format calcext:target-range-address="'xCORE-200_PortMap'.P45:'xCORE-200_PortMap'.P45">
            <calcext:condition calcext:apply-style-name="Excel_CondFormat_1_5_1" calcext:value="formula-is(LEN(TRIM([.P45]))=0)" calcext:base-cell-address="'xCORE-200_PortMap'.P45"/>
          </calcext:conditional-format>
          <calcext:conditional-format calcext:target-range-address="'xCORE-200_PortMap'.P46:'xCORE-200_PortMap'.P46">
            <calcext:condition calcext:apply-style-name="Excel_CondFormat_1_5_1" calcext:value="formula-is(LEN(TRIM([.P46]))=0)" calcext:base-cell-address="'xCORE-200_PortMap'.P46"/>
          </calcext:conditional-format>
          <calcext:conditional-format calcext:target-range-address="'xCORE-200_PortMap'.P50:'xCORE-200_PortMap'.P50">
            <calcext:condition calcext:apply-style-name="Excel_CondFormat_1_5_1" calcext:value="formula-is(LEN(TRIM([.P50]))=0)" calcext:base-cell-address="'xCORE-200_PortMap'.P50"/>
          </calcext:conditional-format>
          <calcext:conditional-format calcext:target-range-address="'xCORE-200_PortMap'.P51:'xCORE-200_PortMap'.P51">
            <calcext:condition calcext:apply-style-name="Excel_CondFormat_1_5_1" calcext:value="formula-is(LEN(TRIM([.P51]))=0)" calcext:base-cell-address="'xCORE-200_PortMap'.P51"/>
          </calcext:conditional-format>
          <calcext:conditional-format calcext:target-range-address="'xCORE-200_PortMap'.P52:'xCORE-200_PortMap'.P52">
            <calcext:condition calcext:apply-style-name="Excel_CondFormat_1_5_1" calcext:value="formula-is(LEN(TRIM([.P52]))=0)" calcext:base-cell-address="'xCORE-200_PortMap'.P52"/>
          </calcext:conditional-format>
          <calcext:conditional-format calcext:target-range-address="'xCORE-200_PortMap'.P53:'xCORE-200_PortMap'.P53">
            <calcext:condition calcext:apply-style-name="Excel_CondFormat_1_5_1" calcext:value="formula-is(LEN(TRIM([.P53]))=0)" calcext:base-cell-address="'xCORE-200_PortMap'.P53"/>
          </calcext:conditional-format>
          <calcext:conditional-format calcext:target-range-address="'xCORE-200_PortMap'.P54:'xCORE-200_PortMap'.P54">
            <calcext:condition calcext:apply-style-name="Excel_CondFormat_1_5_1" calcext:value="formula-is(LEN(TRIM([.P54]))=0)" calcext:base-cell-address="'xCORE-200_PortMap'.P54"/>
          </calcext:conditional-format>
          <calcext:conditional-format calcext:target-range-address="'xCORE-200_PortMap'.P56:'xCORE-200_PortMap'.P56">
            <calcext:condition calcext:apply-style-name="Excel_CondFormat_1_5_1" calcext:value="formula-is(LEN(TRIM([.P56]))=0)" calcext:base-cell-address="'xCORE-200_PortMap'.P56"/>
          </calcext:conditional-format>
          <calcext:conditional-format calcext:target-range-address="'xCORE-200_PortMap'.P57:'xCORE-200_PortMap'.P57">
            <calcext:condition calcext:apply-style-name="Excel_CondFormat_1_5_1" calcext:value="formula-is(LEN(TRIM([.P57]))=0)" calcext:base-cell-address="'xCORE-200_PortMap'.P57"/>
          </calcext:conditional-format>
          <calcext:conditional-format calcext:target-range-address="'xCORE-200_PortMap'.P58:'xCORE-200_PortMap'.P58">
            <calcext:condition calcext:apply-style-name="Excel_CondFormat_1_5_1" calcext:value="formula-is(LEN(TRIM([.P58]))=0)" calcext:base-cell-address="'xCORE-200_PortMap'.P58"/>
          </calcext:conditional-format>
          <calcext:conditional-format calcext:target-range-address="'xCORE-200_PortMap'.P59:'xCORE-200_PortMap'.P59">
            <calcext:condition calcext:apply-style-name="Excel_CondFormat_1_5_1" calcext:value="formula-is(LEN(TRIM([.P59]))=0)" calcext:base-cell-address="'xCORE-200_PortMap'.P59"/>
          </calcext:conditional-format>
          <calcext:conditional-format calcext:target-range-address="'xCORE-200_PortMap'.P60:'xCORE-200_PortMap'.P60">
            <calcext:condition calcext:apply-style-name="Excel_CondFormat_1_5_1" calcext:value="formula-is(LEN(TRIM([.P60]))=0)" calcext:base-cell-address="'xCORE-200_PortMap'.P60"/>
          </calcext:conditional-format>
          <calcext:conditional-format calcext:target-range-address="'xCORE-200_PortMap'.P61:'xCORE-200_PortMap'.P61">
            <calcext:condition calcext:apply-style-name="Excel_CondFormat_1_5_1" calcext:value="formula-is(LEN(TRIM([.P61]))=0)" calcext:base-cell-address="'xCORE-200_PortMap'.P61"/>
          </calcext:conditional-format>
          <calcext:conditional-format calcext:target-range-address="'xCORE-200_PortMap'.P62:'xCORE-200_PortMap'.P62">
            <calcext:condition calcext:apply-style-name="Excel_CondFormat_1_5_1" calcext:value="formula-is(LEN(TRIM([.P62]))=0)" calcext:base-cell-address="'xCORE-200_PortMap'.P62"/>
          </calcext:conditional-format>
          <calcext:conditional-format calcext:target-range-address="'xCORE-200_PortMap'.P67:'xCORE-200_PortMap'.P67">
            <calcext:condition calcext:apply-style-name="Excel_CondFormat_1_5_1" calcext:value="formula-is(LEN(TRIM([.P67]))=0)" calcext:base-cell-address="'xCORE-200_PortMap'.P67"/>
          </calcext:conditional-format>
          <calcext:conditional-format calcext:target-range-address="'xCORE-200_PortMap'.P68:'xCORE-200_PortMap'.P68">
            <calcext:condition calcext:apply-style-name="Excel_CondFormat_1_5_1" calcext:value="formula-is(LEN(TRIM([.P68]))=0)" calcext:base-cell-address="'xCORE-200_PortMap'.P68"/>
          </calcext:conditional-format>
          <calcext:conditional-format calcext:target-range-address="'xCORE-200_PortMap'.P69:'xCORE-200_PortMap'.P69">
            <calcext:condition calcext:apply-style-name="Excel_CondFormat_1_5_1" calcext:value="formula-is(LEN(TRIM([.P69]))=0)" calcext:base-cell-address="'xCORE-200_PortMap'.P69"/>
          </calcext:conditional-format>
          <calcext:conditional-format calcext:target-range-address="'xCORE-200_PortMap'.P70:'xCORE-200_PortMap'.P70">
            <calcext:condition calcext:apply-style-name="Excel_CondFormat_1_5_1" calcext:value="formula-is(LEN(TRIM([.P70]))=0)" calcext:base-cell-address="'xCORE-200_PortMap'.P70"/>
          </calcext:conditional-format>
          <calcext:conditional-format calcext:target-range-address="'xCORE-200_PortMap'.P71:'xCORE-200_PortMap'.P71">
            <calcext:condition calcext:apply-style-name="Excel_CondFormat_1_5_1" calcext:value="formula-is(LEN(TRIM([.P71]))=0)" calcext:base-cell-address="'xCORE-200_PortMap'.P71"/>
          </calcext:conditional-format>
          <calcext:conditional-format calcext:target-range-address="'xCORE-200_PortMap'.P72:'xCORE-200_PortMap'.P72">
            <calcext:condition calcext:apply-style-name="Excel_CondFormat_1_5_1" calcext:value="formula-is(LEN(TRIM([.P72]))=0)" calcext:base-cell-address="'xCORE-200_PortMap'.P72"/>
          </calcext:conditional-format>
          <calcext:conditional-format calcext:target-range-address="'xCORE-200_PortMap'.P73:'xCORE-200_PortMap'.P73">
            <calcext:condition calcext:apply-style-name="Excel_CondFormat_1_5_1" calcext:value="formula-is(LEN(TRIM([.P73]))=0)" calcext:base-cell-address="'xCORE-200_PortMap'.P73"/>
          </calcext:conditional-format>
          <calcext:conditional-format calcext:target-range-address="'xCORE-200_PortMap'.P74:'xCORE-200_PortMap'.P74">
            <calcext:condition calcext:apply-style-name="Excel_CondFormat_1_5_1" calcext:value="formula-is(LEN(TRIM([.P74]))=0)" calcext:base-cell-address="'xCORE-200_PortMap'.P74"/>
          </calcext:conditional-format>
          <calcext:conditional-format calcext:target-range-address="'xCORE-200_PortMap'.P84:'xCORE-200_PortMap'.P84">
            <calcext:condition calcext:apply-style-name="Excel_CondFormat_1_5_1" calcext:value="formula-is(LEN(TRIM([.P84]))=0)" calcext:base-cell-address="'xCORE-200_PortMap'.P84"/>
          </calcext:conditional-format>
          <calcext:conditional-format calcext:target-range-address="'xCORE-200_PortMap'.P85:'xCORE-200_PortMap'.P85">
            <calcext:condition calcext:apply-style-name="Excel_CondFormat_1_5_1" calcext:value="formula-is(LEN(TRIM([.P85]))=0)" calcext:base-cell-address="'xCORE-200_PortMap'.P85"/>
          </calcext:conditional-format>
          <calcext:conditional-format calcext:target-range-address="'xCORE-200_PortMap'.P86:'xCORE-200_PortMap'.P86">
            <calcext:condition calcext:apply-style-name="Excel_CondFormat_1_5_1" calcext:value="formula-is(LEN(TRIM([.P86]))=0)" calcext:base-cell-address="'xCORE-200_PortMap'.P86"/>
          </calcext:conditional-format>
          <calcext:conditional-format calcext:target-range-address="'xCORE-200_PortMap'.P89:'xCORE-200_PortMap'.P89">
            <calcext:condition calcext:apply-style-name="Excel_CondFormat_1_5_1" calcext:value="formula-is(LEN(TRIM([.P89]))=0)" calcext:base-cell-address="'xCORE-200_PortMap'.P8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£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1_5f_1_5f_1" style:display-name="Excel_CondFormat_1_1_1" style:family="table-cell" style:parent-style-name="Default">
      <style:table-cell-properties fo:background-color="#cecece"/>
    </style:style>
    <style:style style:name="Excel_5f_CondFormat_5f_1_5f_2_5f_1" style:display-name="Excel_CondFormat_1_2_1" style:family="table-cell" style:parent-style-name="Default">
      <style:table-cell-properties fo:background-color="#cecece"/>
    </style:style>
    <style:style style:name="Excel_5f_CondFormat_5f_1_5f_3_5f_1" style:display-name="Excel_CondFormat_1_3_1" style:family="table-cell" style:parent-style-name="Default">
      <style:table-cell-properties fo:background-color="#cecece"/>
    </style:style>
    <style:style style:name="Excel_5f_CondFormat_5f_1_5f_4_5f_1" style:display-name="Excel_CondFormat_1_4_1" style:family="table-cell" style:parent-style-name="Default">
      <style:table-cell-properties fo:background-color="#cecece"/>
    </style:style>
    <style:style style:name="Excel_5f_CondFormat_5f_1_5f_5_5f_1" style:display-name="Excel_CondFormat_1_5_1" style:family="table-cell" style:parent-style-name="Default">
      <style:table-cell-properties fo:background-color="#cecece"/>
    </style:style>
    <style:style style:name="Excel_5f_CondFormat_5f_1_5f_6_5f_1" style:display-name="Excel_CondFormat_1_6_1" style:family="table-cell" style:parent-style-name="Default">
      <style:table-cell-properties fo:background-color="#cecece"/>
    </style:style>
    <style:style style:name="Excel_5f_CondFormat_5f_1_5f_7_5f_1" style:display-name="Excel_CondFormat_1_7_1" style:family="table-cell" style:parent-style-name="Default">
      <style:table-cell-properties fo:background-color="#cecece"/>
    </style:style>
    <style:style style:name="Excel_5f_CondFormat_5f_1_5f_8_5f_1" style:display-name="Excel_CondFormat_1_8_1" style:family="table-cell" style:parent-style-name="Default">
      <style:table-cell-properties fo:background-color="#cecece"/>
    </style:style>
    <style:style style:name="Excel_5f_CondFormat_5f_1_5f_9_5f_1" style:display-name="Excel_CondFormat_1_9_1" style:family="table-cell" style:parent-style-name="Default">
      <style:table-cell-properties fo:background-color="#cecece"/>
    </style:style>
    <style:style style:name="Excel_5f_CondFormat_5f_1_5f_10_5f_1" style:display-name="Excel_CondFormat_1_10_1" style:family="table-cell" style:parent-style-name="Default">
      <style:table-cell-properties fo:background-color="#cecece"/>
    </style:style>
    <style:style style:name="Excel_5f_CondFormat_5f_1_5f_11_5f_1" style:display-name="Excel_CondFormat_1_11_1" style:family="table-cell" style:parent-style-name="Default">
      <style:table-cell-properties fo:background-color="#cecece"/>
    </style:style>
    <style:style style:name="Excel_5f_CondFormat_5f_1_5f_12_5f_1" style:display-name="Excel_CondFormat_1_12_1" style:family="table-cell" style:parent-style-name="Default">
      <style:table-cell-properties fo:background-color="#cecece"/>
    </style:style>
    <style:style style:name="Excel_5f_CondFormat_5f_1_5f_13_5f_1" style:display-name="Excel_CondFormat_1_13_1" style:family="table-cell" style:parent-style-name="Default">
      <style:table-cell-properties fo:background-color="#cecece"/>
    </style:style>
    <style:style style:name="Excel_5f_CondFormat_5f_1_5f_14_5f_1" style:display-name="Excel_CondFormat_1_14_1" style:family="table-cell" style:parent-style-name="Default">
      <style:table-cell-properties fo:background-color="#cecece"/>
    </style:style>
    <style:style style:name="Excel_5f_CondFormat_5f_1_5f_15_5f_1" style:display-name="Excel_CondFormat_1_15_1" style:family="table-cell" style:parent-style-name="Default">
      <style:table-cell-properties fo:background-color="#cecece"/>
    </style:style>
    <style:style style:name="Excel_5f_CondFormat_5f_1_5f_16_5f_1" style:display-name="Excel_CondFormat_1_16_1" style:family="table-cell" style:parent-style-name="Default">
      <style:table-cell-properties fo:background-color="#cecece"/>
    </style:style>
    <style:style style:name="Excel_5f_CondFormat_5f_1_5f_17_5f_1" style:display-name="Excel_CondFormat_1_17_1" style:family="table-cell" style:parent-style-name="Default">
      <style:table-cell-properties fo:background-color="#cecece"/>
    </style:style>
    <style:style style:name="Excel_5f_CondFormat_5f_1_5f_18_5f_1" style:display-name="Excel_CondFormat_1_18_1" style:family="table-cell" style:parent-style-name="Default">
      <style:table-cell-properties fo:background-color="#cecece"/>
    </style:style>
    <style:style style:name="Excel_5f_CondFormat_5f_1_5f_19_5f_1" style:display-name="Excel_CondFormat_1_19_1" style:family="table-cell" style:parent-style-name="Default">
      <style:table-cell-properties fo:background-color="#cecece"/>
    </style:style>
    <style:style style:name="Excel_5f_CondFormat_5f_1_5f_20_5f_1" style:display-name="Excel_CondFormat_1_20_1" style:family="table-cell" style:parent-style-name="Default">
      <style:table-cell-properties fo:background-color="#cecece"/>
    </style:style>
    <style:style style:name="Excel_5f_CondFormat_5f_1_5f_21_5f_1" style:display-name="Excel_CondFormat_1_21_1" style:family="table-cell" style:parent-style-name="Default">
      <style:table-cell-properties fo:background-color="#cecece"/>
    </style:style>
    <style:style style:name="Excel_5f_CondFormat_5f_1_5f_22_5f_1" style:display-name="Excel_CondFormat_1_22_1" style:family="table-cell" style:parent-style-name="Default">
      <style:table-cell-properties fo:background-color="#cecece"/>
    </style:style>
    <style:style style:name="Excel_5f_CondFormat_5f_1_5f_23_5f_1" style:display-name="Excel_CondFormat_1_23_1" style:family="table-cell" style:parent-style-name="Default">
      <style:table-cell-properties fo:background-color="#cecece"/>
    </style:style>
    <style:style style:name="Excel_5f_CondFormat_5f_1_5f_24_5f_1" style:display-name="Excel_CondFormat_1_24_1" style:family="table-cell" style:parent-style-name="Default">
      <style:table-cell-properties fo:background-color="#cecece"/>
    </style:style>
    <style:style style:name="Excel_5f_CondFormat_5f_1_5f_25_5f_1" style:display-name="Excel_CondFormat_1_25_1" style:family="table-cell" style:parent-style-name="Default">
      <style:table-cell-properties fo:background-color="#cecece"/>
    </style:style>
    <style:style style:name="Excel_5f_CondFormat_5f_1_5f_26_5f_1" style:display-name="Excel_CondFormat_1_26_1" style:family="table-cell" style:parent-style-name="Default">
      <style:table-cell-properties fo:background-color="#cecece"/>
    </style:style>
    <style:style style:name="Excel_5f_CondFormat_5f_1_5f_27_5f_1" style:display-name="Excel_CondFormat_1_27_1" style:family="table-cell" style:parent-style-name="Default">
      <style:table-cell-properties fo:background-color="#cecece"/>
    </style:style>
    <style:style style:name="Excel_5f_CondFormat_5f_1_5f_28_5f_1" style:display-name="Excel_CondFormat_1_28_1" style:family="table-cell" style:parent-style-name="Default">
      <style:table-cell-properties fo:background-color="#cecece"/>
    </style:style>
    <style:style style:name="Excel_5f_CondFormat_5f_1_5f_29_5f_1" style:display-name="Excel_CondFormat_1_29_1" style:family="table-cell" style:parent-style-name="Default">
      <style:table-cell-properties fo:background-color="#cecece"/>
    </style:style>
    <style:style style:name="Excel_5f_CondFormat_5f_1_5f_30_5f_1" style:display-name="Excel_CondFormat_1_30_1" style:family="table-cell" style:parent-style-name="Default">
      <style:table-cell-properties fo:background-color="#cecece"/>
    </style:style>
    <style:style style:name="Excel_5f_CondFormat_5f_1_5f_31_5f_1" style:display-name="Excel_CondFormat_1_31_1" style:family="table-cell" style:parent-style-name="Default">
      <style:table-cell-properties fo:background-color="#cecece"/>
    </style:style>
    <style:style style:name="Excel_5f_CondFormat_5f_1_5f_32_5f_1" style:display-name="Excel_CondFormat_1_32_1" style:family="table-cell" style:parent-style-name="Default">
      <style:table-cell-properties fo:background-color="#cecece"/>
    </style:style>
    <style:style style:name="Excel_5f_CondFormat_5f_1_5f_33_5f_1" style:display-name="Excel_CondFormat_1_33_1" style:family="table-cell" style:parent-style-name="Default">
      <style:table-cell-properties fo:background-color="#cecece"/>
    </style:style>
    <style:style style:name="Excel_5f_CondFormat_5f_1_5f_34_5f_1" style:display-name="Excel_CondFormat_1_34_1" style:family="table-cell" style:parent-style-name="Default">
      <style:table-cell-properties fo:background-color="#cecece"/>
    </style:style>
    <style:style style:name="Excel_5f_CondFormat_5f_1_5f_35_5f_1" style:display-name="Excel_CondFormat_1_35_1" style:family="table-cell" style:parent-style-name="Default">
      <style:table-cell-properties fo:background-color="#cecece"/>
    </style:style>
    <style:style style:name="Excel_5f_CondFormat_5f_1_5f_36_5f_1" style:display-name="Excel_CondFormat_1_36_1" style:family="table-cell" style:parent-style-name="Default">
      <style:table-cell-properties fo:background-color="#cecece"/>
    </style:style>
    <style:style style:name="Excel_5f_CondFormat_5f_1_5f_37_5f_1" style:display-name="Excel_CondFormat_1_37_1" style:family="table-cell" style:parent-style-name="Default">
      <style:table-cell-properties fo:background-color="#cecece"/>
    </style:style>
    <style:style style:name="Excel_5f_CondFormat_5f_1_5f_38_5f_1" style:display-name="Excel_CondFormat_1_38_1" style:family="table-cell" style:parent-style-name="Default">
      <style:table-cell-properties fo:background-color="#cecece"/>
    </style:style>
    <style:style style:name="Excel_5f_CondFormat_5f_1_5f_39_5f_1" style:display-name="Excel_CondFormat_1_39_1" style:family="table-cell" style:parent-style-name="Default">
      <style:table-cell-properties fo:background-color="#cecece"/>
    </style:style>
    <style:style style:name="Excel_5f_CondFormat_5f_1_5f_40_5f_1" style:display-name="Excel_CondFormat_1_40_1" style:family="table-cell" style:parent-style-name="Default">
      <style:table-cell-properties fo:background-color="#cecece"/>
    </style:style>
    <style:style style:name="Excel_5f_CondFormat_5f_1_5f_41_5f_1" style:display-name="Excel_CondFormat_1_41_1" style:family="table-cell" style:parent-style-name="Default">
      <style:table-cell-properties fo:background-color="#cecece"/>
    </style:style>
    <style:style style:name="Excel_5f_CondFormat_5f_1_5f_42_5f_1" style:display-name="Excel_CondFormat_1_42_1" style:family="table-cell" style:parent-style-name="Default">
      <style:table-cell-properties fo:background-color="#cecece"/>
    </style:style>
    <style:style style:name="Excel_5f_CondFormat_5f_1_5f_43_5f_1" style:display-name="Excel_CondFormat_1_43_1" style:family="table-cell" style:parent-style-name="Default">
      <style:table-cell-properties fo:background-color="#cecece"/>
    </style:style>
    <style:style style:name="Excel_5f_CondFormat_5f_1_5f_44_5f_1" style:display-name="Excel_CondFormat_1_44_1" style:family="table-cell" style:parent-style-name="Default">
      <style:table-cell-properties fo:background-color="#cecece"/>
    </style:style>
    <style:style style:name="Excel_5f_CondFormat_5f_1_5f_45_5f_1" style:display-name="Excel_CondFormat_1_45_1" style:family="table-cell" style:parent-style-name="Default">
      <style:table-cell-properties fo:background-color="#cecece"/>
    </style:style>
    <style:style style:name="Excel_5f_CondFormat_5f_1_5f_46_5f_1" style:display-name="Excel_CondFormat_1_46_1" style:family="table-cell" style:parent-style-name="Default">
      <style:table-cell-properties fo:background-color="#cecec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4.52mm" fo:margin-bottom="4.29mm" fo:margin-left="9.4mm" fo:margin-right="6.3mm" style:shadow="none" loext:scale-to-X="1" style:table-centering="horizontal" style:writing-mode="lr-tb"/>
      <style:header-style>
        <style:header-footer-properties fo:min-height="5.84mm" fo:margin-left="6.1mm" fo:margin-right="6.1mm" fo:margin-bottom="1.78mm"/>
      </style:header-style>
      <style:footer-style>
        <style:header-footer-properties fo:min-height="5.54mm" fo:margin-left="6mm" fo:margin-right="6mm" fo:margin-top="1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.00.0000</text:date>, <text:time style:data-style-name="N2" text:time-value="11:04:47.755650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CORE-200_5f_PortMap" style:display-name="PageStyle_xCORE-200_PortMap" style:page-layout-name="Mpm3">
      <style:header>
        <text:p><text:sheet-name>???</text:sheet-name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Harris</meta:initial-creator>
    <meta:creation-date>2015-02-24T16:13:35</meta:creation-date>
    <dc:creator>Denis Kotlar</dc:creator>
    <dc:date>2018-01-08T15:29:10.912625860</dc:date>
    <meta:print-date>2017-11-30T16:52:44</meta:print-date>
    <meta:generator>LibreOffice/5.4.3.2$Linux_X86_64 LibreOffice_project/92a7159f7e4af62137622921e809f8546db437e5</meta:generator>
    <meta:editing-duration>P4DT7H37M50S</meta:editing-duration>
    <meta:editing-cycles>267</meta:editing-cycles>
    <meta:document-statistic meta:table-count="1" meta:cell-count="988" meta:object-count="0"/>
  </office:meta>
</office:document-meta>
</file>